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161in"/>
    </style:style>
    <style:style style:name="co2" style:family="table-column">
      <style:table-column-properties fo:break-before="auto" style:column-width="1.1327in"/>
    </style:style>
    <style:style style:name="co3" style:family="table-column">
      <style:table-column-properties fo:break-before="auto" style:column-width="0.5193in"/>
    </style:style>
    <style:style style:name="co4" style:family="table-column">
      <style:table-column-properties fo:break-before="auto" style:column-width="0.5839in"/>
    </style:style>
    <style:style style:name="co5" style:family="table-column">
      <style:table-column-properties fo:break-before="auto" style:column-width="1.3047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85in"/>
    </style:style>
    <style:style style:name="co8" style:family="table-column">
      <style:table-column-properties fo:break-before="auto" style:column-width="0.881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 style:data-style-name="N50"/>
    <style:style style:name="ce2" style:family="table-cell" style:parent-style-name="Default">
      <style:table-cell-properties fo:background-color="#94bd5e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6e6e6"/>
      <style:text-properties fo:color="#5c8526" fo:font-weight="bold" style:font-weight-asian="bold" style:font-weight-complex="bold"/>
    </style:style>
    <style:style style:name="ce4" style:family="table-cell" style:parent-style-name="Default">
      <style:table-cell-properties fo:background-color="#e6e6e6"/>
    </style:style>
    <style:style style:name="ce5" style:family="table-cell" style:parent-style-name="Default">
      <style:text-properties fo:color="#355e00" fo:font-weight="bold" style:font-weight-asian="bold" style:font-weight-complex="bold"/>
    </style:style>
    <style:style style:name="ce6" style:family="table-cell" style:parent-style-name="Default">
      <style:table-cell-properties fo:background-color="#e6e6e6"/>
      <style:text-properties fo:color="#355e00" fo:font-weight="bold" style:font-weight-asian="bold" style:font-weight-complex="bold"/>
    </style:style>
    <style:style style:name="ce7" style:family="table-cell" style:parent-style-name="Default">
      <style:text-properties fo:color="#ff0000" fo:font-weight="bold" style:font-weight-asian="bold" style:font-weight-complex="bold"/>
    </style:style>
    <style:style style:name="ce8" style:family="table-cell" style:parent-style-name="Default">
      <style:table-cell-properties fo:background-color="#e6e6e6"/>
      <style:text-properties fo:color="#ff0000" fo:font-weight="bold" style:font-weight-asian="bold" style:font-weight-complex="bold"/>
    </style:style>
    <style:style style:name="ce9" style:family="table-cell" style:parent-style-name="Default">
      <style:text-properties fo:color="#008000"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000000" fo:border-left="0.0008in solid #000000" fo:border-right="none" fo:border-top="0.0008in solid #000000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cccccc" fo:border-left="0.0008in solid #000000" fo:border-right="none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0.0008in solid #000000" fo:border-right="none" fo:border-top="none"/>
    </style:style>
    <style:style style:name="ce13" style:family="table-cell" style:parent-style-name="Default">
      <style:table-cell-properties fo:border-bottom="0.0008in solid #000000" fo:background-color="#ffcc99" fo:border-left="0.0008in solid #000000" fo:border-right="none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ffcc99" fo:border-left="0.0008in solid #000000" fo:border-right="none" fo:border-top="none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000000" fo:border-left="none" fo:border-right="none" fo:border-top="0.0008in solid #000000"/>
      <style:text-properties fo:color="#ffffff"/>
    </style:style>
    <style:style style:name="ce16" style:family="table-cell" style:parent-style-name="Default">
      <style:table-cell-properties fo:background-color="#cccccc"/>
    </style:style>
    <style:style style:name="ce17" style:family="table-cell" style:parent-style-name="Default">
      <style:table-cell-properties fo:border-bottom="0.0008in solid #000000" fo:background-color="#ffcc99" fo:border-left="none" fo:border-right="none" fo:border-top="none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cc99" fo:border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008in solid #000000" fo:background-color="#ffff00" fo:border-left="none" fo:border-right="none" fo:border-top="none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008in solid #000000" fo:background-color="#ffff00" fo:border-left="none" fo:border-right="none" fo:border-top="none"/>
    </style:style>
    <style:style style:name="ce23" style:family="table-cell" style:parent-style-name="Default">
      <style:table-cell-properties fo:background-color="#ffff00" fo:border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cc99"/>
    </style:style>
    <style:style style:name="ce25" style:family="table-cell" style:parent-style-name="Default">
      <style:table-cell-properties fo:background-color="#ffcc99" fo:border="none"/>
    </style:style>
    <style:style style:name="ce26" style:family="table-cell" style:parent-style-name="Default">
      <style:table-cell-properties fo:border-bottom="0.0008in solid #000000" fo:background-color="#ffcc99" fo:border-left="none" fo:border-right="none" fo:border-top="none"/>
    </style:style>
    <style:style style:name="ce27" style:family="table-cell" style:parent-style-name="Default">
      <style:table-cell-properties fo:border-bottom="none" fo:background-color="#000000" fo:border-left="none" fo:border-right="0.0008in solid #000000" fo:border-top="0.0008in solid #000000"/>
      <style:text-properties fo:color="#ffffff"/>
    </style:style>
    <style:style style:name="ce28" style:family="table-cell" style:parent-style-name="Default">
      <style:table-cell-properties fo:border-bottom="none" fo:background-color="#cccccc" fo:border-left="none" fo:border-right="0.0008in solid #000000" fo:border-top="none"/>
    </style:style>
    <style:style style:name="ce29" style:family="table-cell" style:parent-style-name="Default">
      <style:table-cell-properties fo:border-bottom="none" fo:border-left="none" fo:border-right="0.0008in solid #000000" fo:border-top="none"/>
    </style:style>
    <style:style style:name="ce30" style:family="table-cell" style:parent-style-name="Default">
      <style:table-cell-properties fo:border-bottom="none" fo:border-left="none" fo:border-right="0.0008in solid #000000" fo:border-top="none"/>
      <style:text-properties fo:color="#5c8526"/>
    </style:style>
    <style:style style:name="ce31" style:family="table-cell" style:parent-style-name="Default">
      <style:table-cell-properties fo:border-bottom="0.0008in solid #000000" fo:background-color="#ffcc99" fo:border-left="none" fo:border-right="0.0008in solid #000000" fo:border-top="none"/>
      <style:text-properties fo:color="#5c8526"/>
    </style:style>
    <style:style style:name="ce32" style:family="table-cell" style:parent-style-name="Default">
      <style:table-cell-properties fo:border-bottom="none" fo:background-color="#ffcc99" fo:border-left="none" fo:border-right="0.0008in solid #000000" fo:border-top="none"/>
      <style:text-properties fo:color="#5c8526"/>
    </style:style>
    <style:style style:name="ce33" style:family="table-cell" style:parent-style-name="Default">
      <style:table-cell-properties fo:border-bottom="none" fo:border-left="none" fo:border-right="0.0008in solid #000000" fo:border-top="none"/>
      <style:text-properties fo:color="#ff0000"/>
    </style:style>
    <style:style style:name="ce34" style:family="table-cell" style:parent-style-name="Default">
      <style:table-cell-properties fo:border-bottom="none" fo:background-color="#ffcc99" fo:border-left="none" fo:border-right="0.0008in solid #000000" fo:border-top="none"/>
    </style:style>
    <style:style style:name="ce35" style:family="table-cell" style:parent-style-name="Default">
      <style:table-cell-properties fo:border-bottom="none" fo:border-left="none" fo:border-right="0.0008in solid #000000" fo:border-top="none"/>
      <style:text-properties fo:color="#355e00"/>
    </style:style>
    <style:style style:name="ce36" style:family="table-cell" style:parent-style-name="Default">
      <style:table-cell-properties fo:border-bottom="0.0008in solid #000000" fo:background-color="#ffcc99" fo:border-left="none" fo:border-right="0.0008in solid #000000" fo:border-top="none"/>
      <style:text-properties fo:color="#ff0000"/>
    </style:style>
    <style:style style:name="ce37" style:family="table-cell" style:parent-style-name="Default">
      <style:table-cell-properties fo:border-bottom="none" fo:background-color="#ffcc99" fo:border-left="none" fo:border-right="0.0008in solid #000000" fo:border-top="none"/>
      <style:text-properties fo:color="#ff0000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row table:style-name="ro1">
          <table:table-cell office:value-type="string">
            <text:p>duration</text:p>
          </table:table-cell>
          <table:table-cell office:value-type="string">
            <text:p><text:s/>spinner delay A</text:p>
          </table:table-cell>
          <table:table-cell office:value-type="string">
            <text:p><text:s/>spinner delay B</text:p>
          </table:table-cell>
          <table:table-cell office:value-type="string">
            <text:p><text:s/>faster</text:p>
          </table:table-cell>
          <table:table-cell office:value-type="string">
            <text:p><text:s/>broken</text:p>
          </table:table-cell>
          <table:table-cell table:style-name="Default" office:value-type="string">
            <text:p><text:s/>time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.4">
            <text:p>0.4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06:06:00">
            <text:p>11/01/10 06:06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05:34:00">
            <text:p>11/01/10 05:34 A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06:04:00">
            <text:p>11/01/10 06:04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04:49:00">
            <text:p>11/01/10 04:49 A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6:04:00">
            <text:p>11/01/10 06:04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05:26:00">
            <text:p>11/01/10 05:26 A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06:04:00">
            <text:p>11/01/10 06:04 A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6:03:00">
            <text:p>11/01/10 06:03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5:35:00">
            <text:p>11/01/10 05:35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6:02:00">
            <text:p>11/01/10 06:02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.3">
            <text:p>0.3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7:25:00">
            <text:p>11/01/10 07:25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07:25:00">
            <text:p>11/01/10 07:25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7:25:00">
            <text:p>11/01/10 07:25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.5">
            <text:p>0.5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7:39:00">
            <text:p>11/01/10 07:39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07:39:00">
            <text:p>11/01/10 07:39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7:40:00">
            <text:p>11/01/10 07:40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08:30:00">
            <text:p>11/01/10 08:30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08:30:00">
            <text:p>11/01/10 08:30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08:31:00">
            <text:p>11/01/10 08:31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08:31:00">
            <text:p>11/01/10 08:31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8:31:00">
            <text:p>11/01/10 08:31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08:31:00">
            <text:p>11/01/10 08:31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08:31:00">
            <text:p>11/01/10 08:31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08:31:00">
            <text:p>11/01/10 08:31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08:31:00">
            <text:p>11/01/10 08:31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08:31:00">
            <text:p>11/01/10 08:31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08:31:00">
            <text:p>11/01/10 08:31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.5">
            <text:p>0.5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8:31:00">
            <text:p>11/01/10 08:31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.5">
            <text:p>0.5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8:32:00">
            <text:p>11/01/10 08:32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08:32:00">
            <text:p>11/01/10 08:32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08:32:00">
            <text:p>11/01/10 08:32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string">
            <text:p><text:s/>b</text:p>
          </table:table-cell>
          <table:table-cell office:value-type="float" office:value="1">
            <text:p>1</text:p>
          </table:table-cell>
          <table:table-cell office:value-type="date" office:date-value="2010-11-01T08:32:00">
            <text:p>11/01/10 08:32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08:32:00">
            <text:p>11/01/10 08:32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1">
            <text:p>1</text:p>
          </table:table-cell>
          <table:table-cell office:value-type="date" office:date-value="2010-11-01T08:32:00">
            <text:p>11/01/10 08:32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08:32:00">
            <text:p>11/01/10 08:32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string">
            <text:p><text:s/>b</text:p>
          </table:table-cell>
          <table:table-cell office:value-type="float" office:value="1">
            <text:p>1</text:p>
          </table:table-cell>
          <table:table-cell office:value-type="date" office:date-value="2010-11-01T08:32:00">
            <text:p>11/01/10 08:32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.3">
            <text:p>0.3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8:32:00">
            <text:p>11/01/10 08:32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table:number-columns-repeated="2" office:value-type="float" office:value="0.7">
            <text:p>0.7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08:32:00">
            <text:p>11/01/10 08:32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08:32:00">
            <text:p>11/01/10 08:32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8:32:00">
            <text:p>11/01/10 08:32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08:33:00">
            <text:p>11/01/10 08:33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1">
            <text:p>1</text:p>
          </table:table-cell>
          <table:table-cell office:value-type="date" office:date-value="2010-11-01T08:33:00">
            <text:p>11/01/10 08:33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string">
            <text:p><text:s/>-</text:p>
          </table:table-cell>
          <table:table-cell office:value-type="float" office:value="1">
            <text:p>1</text:p>
          </table:table-cell>
          <table:table-cell office:value-type="date" office:date-value="2010-11-01T08:33:00">
            <text:p>11/01/10 08:33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8:33:00">
            <text:p>11/01/10 08:33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.5">
            <text:p>0.5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8:33:00">
            <text:p>11/01/10 08:33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table:number-columns-repeated="2" office:value-type="float" office:value="0.4">
            <text:p>0.4</text:p>
          </table:table-cell>
          <table:table-cell office:value-type="string">
            <text:p><text:s/>a</text:p>
          </table:table-cell>
          <table:table-cell office:value-type="float" office:value="1">
            <text:p>1</text:p>
          </table:table-cell>
          <table:table-cell office:value-type="date" office:date-value="2010-11-01T08:33:00">
            <text:p>11/01/10 08:33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.5">
            <text:p>0.5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8:34:00">
            <text:p>11/01/10 08:34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08:34:00">
            <text:p>11/01/10 08:34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08:34:00">
            <text:p>11/01/10 08:34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08:34:00">
            <text:p>11/01/10 08:34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string">
            <text:p><text:s/>a</text:p>
          </table:table-cell>
          <table:table-cell office:value-type="float" office:value="1">
            <text:p>1</text:p>
          </table:table-cell>
          <table:table-cell office:value-type="date" office:date-value="2010-11-01T08:34:00">
            <text:p>11/01/10 08:34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08:34:00">
            <text:p>11/01/10 08:34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08:34:00">
            <text:p>11/01/10 08:34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string">
            <text:p><text:s/>b</text:p>
          </table:table-cell>
          <table:table-cell office:value-type="float" office:value="1">
            <text:p>1</text:p>
          </table:table-cell>
          <table:table-cell office:value-type="date" office:date-value="2010-11-01T08:34:00">
            <text:p>11/01/10 08:34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08:34:00">
            <text:p>11/01/10 08:34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8:34:00">
            <text:p>11/01/10 08:34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8:35:00">
            <text:p>11/01/10 08:35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8:35:00">
            <text:p>11/01/10 08:35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.3">
            <text:p>0.3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8:35:00">
            <text:p>11/01/10 08:35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table:number-columns-repeated="2" office:value-type="float" office:value="0.6">
            <text:p>0.6</text:p>
          </table:table-cell>
          <table:table-cell office:value-type="string">
            <text:p><text:s/>-</text:p>
          </table:table-cell>
          <table:table-cell office:value-type="float" office:value="1">
            <text:p>1</text:p>
          </table:table-cell>
          <table:table-cell office:value-type="date" office:date-value="2010-11-01T08:35:00">
            <text:p>11/01/10 08:35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08:35:00">
            <text:p>11/01/10 08:35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08:35:00">
            <text:p>11/01/10 08:35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string">
            <text:p><text:s/>b</text:p>
          </table:table-cell>
          <table:table-cell office:value-type="float" office:value="1">
            <text:p>1</text:p>
          </table:table-cell>
          <table:table-cell office:value-type="date" office:date-value="2010-11-01T08:35:00">
            <text:p>11/01/10 08:35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08:35:00">
            <text:p>11/01/10 08:35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08:35:00">
            <text:p>11/01/10 08:35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08:35:00">
            <text:p>11/01/10 08:35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08:35:00">
            <text:p>11/01/10 08:35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table:number-columns-repeated="2" office:value-type="float" office:value="0.6">
            <text:p>0.6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08:35:00">
            <text:p>11/01/10 08:35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08:35:00">
            <text:p>11/01/10 08:35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08:35:00">
            <text:p>11/01/10 08:35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8:36:00">
            <text:p>11/01/10 08:36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table:number-columns-repeated="2" office:value-type="float" office:value="0.4">
            <text:p>0.4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8:36:00">
            <text:p>11/01/10 08:36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08:36:00">
            <text:p>11/01/10 08:36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08:36:00">
            <text:p>11/01/10 08:36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08:36:00">
            <text:p>11/01/10 08:36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08:36:00">
            <text:p>11/01/10 08:36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08:36:00">
            <text:p>11/01/10 08:36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08:36:00">
            <text:p>11/01/10 08:36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08:36:00">
            <text:p>11/01/10 08:36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08:36:00">
            <text:p>11/01/10 08:36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string">
            <text:p><text:s/>a</text:p>
          </table:table-cell>
          <table:table-cell office:value-type="float" office:value="1">
            <text:p>1</text:p>
          </table:table-cell>
          <table:table-cell office:value-type="date" office:date-value="2010-11-01T08:36:00">
            <text:p>11/01/10 08:36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8:36:00">
            <text:p>11/01/10 08:36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8:36:00">
            <text:p>11/01/10 08:36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8:36:00">
            <text:p>11/01/10 08:36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08:36:00">
            <text:p>11/01/10 08:36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08:37:00">
            <text:p>11/01/10 08:37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08:37:00">
            <text:p>11/01/10 08:37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table:number-columns-repeated="2" office:value-type="float" office:value="0.4">
            <text:p>0.4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8:37:00">
            <text:p>11/01/10 08:37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8:37:00">
            <text:p>11/01/10 08:37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08:37:00">
            <text:p>11/01/10 08:37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08:37:00">
            <text:p>11/01/10 08:37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table:number-columns-repeated="2" office:value-type="float" office:value="0.6">
            <text:p>0.6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08:37:00">
            <text:p>11/01/10 08:37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08:37:00">
            <text:p>11/01/10 08:37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08:38:00">
            <text:p>11/01/10 08:38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08:38:00">
            <text:p>11/01/10 08:38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08:38:00">
            <text:p>11/01/10 08:38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08:38:00">
            <text:p>11/01/10 08:38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8:38:00">
            <text:p>11/01/10 08:38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8:38:00">
            <text:p>11/01/10 08:38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08:38:00">
            <text:p>11/01/10 08:38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.5">
            <text:p>0.5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8:38:00">
            <text:p>11/01/10 08:38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08:39:00">
            <text:p>11/01/10 08:39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08:39:00">
            <text:p>11/01/10 08:39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8:39:00">
            <text:p>11/01/10 08:39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08:39:00">
            <text:p>11/01/10 08:39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08:40:00">
            <text:p>11/01/10 08:40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08:40:00">
            <text:p>11/01/10 08:40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08:40:00">
            <text:p>11/01/10 08:40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8:40:00">
            <text:p>11/01/10 08:40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8:40:00">
            <text:p>11/01/10 08:40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6">
            <text:p>0.6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08:41:00">
            <text:p>11/01/10 08:41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08:41:00">
            <text:p>11/01/10 08:41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8:41:00">
            <text:p>11/01/10 08:41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08:41:00">
            <text:p>11/01/10 08:41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08:41:00">
            <text:p>11/01/10 08:41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1">
            <text:p>1</text:p>
          </table:table-cell>
          <table:table-cell office:value-type="date" office:date-value="2010-11-01T08:41:00">
            <text:p>11/01/10 08:41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8:41:00">
            <text:p>11/01/10 08:41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  <table:table-cell office:value-type="string">
            <text:p><text:s/>a</text:p>
          </table:table-cell>
          <table:table-cell office:value-type="float" office:value="1">
            <text:p>1</text:p>
          </table:table-cell>
          <table:table-cell office:value-type="date" office:date-value="2010-11-01T08:41:00">
            <text:p>11/01/10 08:41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  <table:table-cell office:value-type="string">
            <text:p><text:s/>a</text:p>
          </table:table-cell>
          <table:table-cell office:value-type="float" office:value="1">
            <text:p>1</text:p>
          </table:table-cell>
          <table:table-cell office:value-type="date" office:date-value="2010-11-01T08:41:00">
            <text:p>11/01/10 08:41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  <table:table-cell office:value-type="string">
            <text:p><text:s/>a</text:p>
          </table:table-cell>
          <table:table-cell office:value-type="float" office:value="1">
            <text:p>1</text:p>
          </table:table-cell>
          <table:table-cell office:value-type="date" office:date-value="2010-11-01T08:41:00">
            <text:p>11/01/10 08:41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08:42:00">
            <text:p>11/01/10 08:42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8:42:00">
            <text:p>11/01/10 08:42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08:42:00">
            <text:p>11/01/10 08:42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08:42:00">
            <text:p>11/01/10 08:42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8:42:00">
            <text:p>11/01/10 08:42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08:42:00">
            <text:p>11/01/10 08:42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08:42:00">
            <text:p>11/01/10 08:42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08:42:00">
            <text:p>11/01/10 08:42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8:42:00">
            <text:p>11/01/10 08:42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08:42:00">
            <text:p>11/01/10 08:42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08:43:00">
            <text:p>11/01/10 08:43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8:43:00">
            <text:p>11/01/10 08:43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08:43:00">
            <text:p>11/01/10 08:43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string">
            <text:p><text:s/>a</text:p>
          </table:table-cell>
          <table:table-cell office:value-type="float" office:value="1">
            <text:p>1</text:p>
          </table:table-cell>
          <table:table-cell office:value-type="date" office:date-value="2010-11-01T08:43:00">
            <text:p>11/01/10 08:43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08:43:00">
            <text:p>11/01/10 08:43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08:43:00">
            <text:p>11/01/10 08:43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8:44:00">
            <text:p>11/01/10 08:44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8:44:00">
            <text:p>11/01/10 08:44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08:44:00">
            <text:p>11/01/10 08:44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08:44:00">
            <text:p>11/01/10 08:44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8:44:00">
            <text:p>11/01/10 08:44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08:44:00">
            <text:p>11/01/10 08:44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08:44:00">
            <text:p>11/01/10 08:44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08:44:00">
            <text:p>11/01/10 08:44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08:44:00">
            <text:p>11/01/10 08:44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8:44:00">
            <text:p>11/01/10 08:44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08:44:00">
            <text:p>11/01/10 08:44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8:44:00">
            <text:p>11/01/10 08:44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08:44:00">
            <text:p>11/01/10 08:44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string">
            <text:p><text:s/>a</text:p>
          </table:table-cell>
          <table:table-cell office:value-type="float" office:value="1">
            <text:p>1</text:p>
          </table:table-cell>
          <table:table-cell office:value-type="date" office:date-value="2010-11-01T08:45:00">
            <text:p>11/01/10 08:45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8:45:00">
            <text:p>11/01/10 08:45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08:45:00">
            <text:p>11/01/10 08:45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8:45:00">
            <text:p>11/01/10 08:45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08:45:00">
            <text:p>11/01/10 08:45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08:45:00">
            <text:p>11/01/10 08:45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8:45:00">
            <text:p>11/01/10 08:45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08:45:00">
            <text:p>11/01/10 08:45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08:45:00">
            <text:p>11/01/10 08:45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08:46:00">
            <text:p>11/01/10 08:46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08:46:00">
            <text:p>11/01/10 08:46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8:46:00">
            <text:p>11/01/10 08:46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8:46:00">
            <text:p>11/01/10 08:46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.3">
            <text:p>0.3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8:46:00">
            <text:p>11/01/10 08:46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08:46:00">
            <text:p>11/01/10 08:46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08:46:00">
            <text:p>11/01/10 08:46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08:46:00">
            <text:p>11/01/10 08:46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8:46:00">
            <text:p>11/01/10 08:46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08:47:00">
            <text:p>11/01/10 08:47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08:47:00">
            <text:p>11/01/10 08:47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8:47:00">
            <text:p>11/01/10 08:47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08:47:00">
            <text:p>11/01/10 08:47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08:47:00">
            <text:p>11/01/10 08:47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08:47:00">
            <text:p>11/01/10 08:47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08:47:00">
            <text:p>11/01/10 08:47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8:48:00">
            <text:p>11/01/10 08:48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08:48:00">
            <text:p>11/01/10 08:48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08:48:00">
            <text:p>11/01/10 08:48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8:48:00">
            <text:p>11/01/10 08:48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08:48:00">
            <text:p>11/01/10 08:48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table:number-columns-repeated="2" office:value-type="float" office:value="0.4">
            <text:p>0.4</text:p>
          </table:table-cell>
          <table:table-cell office:value-type="string">
            <text:p><text:s/>b</text:p>
          </table:table-cell>
          <table:table-cell office:value-type="float" office:value="1">
            <text:p>1</text:p>
          </table:table-cell>
          <table:table-cell office:value-type="date" office:date-value="2010-11-01T08:48:00">
            <text:p>11/01/10 08:48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08:48:00">
            <text:p>11/01/10 08:48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.3">
            <text:p>0.3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8:49:00">
            <text:p>11/01/10 08:49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08:49:00">
            <text:p>11/01/10 08:49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8:49:00">
            <text:p>11/01/10 08:49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table:number-columns-repeated="2" office:value-type="float" office:value="0.4">
            <text:p>0.4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8:49:00">
            <text:p>11/01/10 08:49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08:49:00">
            <text:p>11/01/10 08:49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08:49:00">
            <text:p>11/01/10 08:49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8:49:00">
            <text:p>11/01/10 08:49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8:51:00">
            <text:p>11/01/10 08:51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.3">
            <text:p>0.3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8:51:00">
            <text:p>11/01/10 08:51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08:52:00">
            <text:p>11/01/10 08:52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8:52:00">
            <text:p>11/01/10 08:52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08:52:00">
            <text:p>11/01/10 08:52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8:52:00">
            <text:p>11/01/10 08:52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08:53:00">
            <text:p>11/01/10 08:53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8:53:00">
            <text:p>11/01/10 08:53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8:53:00">
            <text:p>11/01/10 08:53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8:53:00">
            <text:p>11/01/10 08:53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08:54:00">
            <text:p>11/01/10 08:54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08:54:00">
            <text:p>11/01/10 08:54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08:54:00">
            <text:p>11/01/10 08:54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8:54:00">
            <text:p>11/01/10 08:54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8:54:00">
            <text:p>11/01/10 08:54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string">
            <text:p><text:s/>-</text:p>
          </table:table-cell>
          <table:table-cell office:value-type="float" office:value="1">
            <text:p>1</text:p>
          </table:table-cell>
          <table:table-cell office:value-type="date" office:date-value="2010-11-01T08:55:00">
            <text:p>11/01/10 08:55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8:55:00">
            <text:p>11/01/10 08:55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table:number-columns-repeated="2" office:value-type="float" office:value="0.4">
            <text:p>0.4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8:56:00">
            <text:p>11/01/10 08:56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08:56:00">
            <text:p>11/01/10 08:56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8:56:00">
            <text:p>11/01/10 08:56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08:56:00">
            <text:p>11/01/10 08:56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08:56:00">
            <text:p>11/01/10 08:56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8:56:00">
            <text:p>11/01/10 08:56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08:58:00">
            <text:p>11/01/10 08:58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.5">
            <text:p>0.5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8:59:00">
            <text:p>11/01/10 08:59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8:59:00">
            <text:p>11/01/10 08:59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09:01:00">
            <text:p>11/01/10 09:01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09:01:00">
            <text:p>11/01/10 09:01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9:01:00">
            <text:p>11/01/10 09:01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09:04:00">
            <text:p>11/01/10 09:04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09:05:00">
            <text:p>11/01/10 09:05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09:05:00">
            <text:p>11/01/10 09:05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09:06:00">
            <text:p>11/01/10 09:06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09:06:00">
            <text:p>11/01/10 09:06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9:06:00">
            <text:p>11/01/10 09:06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string">
            <text:p><text:s/>-</text:p>
          </table:table-cell>
          <table:table-cell office:value-type="float" office:value="1">
            <text:p>1</text:p>
          </table:table-cell>
          <table:table-cell office:value-type="date" office:date-value="2010-11-01T09:07:00">
            <text:p>11/01/10 09:07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09:07:00">
            <text:p>11/01/10 09:07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09:07:00">
            <text:p>11/01/10 09:07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09:08:00">
            <text:p>11/01/10 09:08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9:08:00">
            <text:p>11/01/10 09:08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09:10:00">
            <text:p>11/01/10 09:10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09:10:00">
            <text:p>11/01/10 09:10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9:11:00">
            <text:p>11/01/10 09:11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string">
            <text:p><text:s/>a</text:p>
          </table:table-cell>
          <table:table-cell office:value-type="float" office:value="1">
            <text:p>1</text:p>
          </table:table-cell>
          <table:table-cell office:value-type="date" office:date-value="2010-11-01T09:11:00">
            <text:p>11/01/10 09:11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table:number-columns-repeated="2" office:value-type="float" office:value="0.7">
            <text:p>0.7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09:11:00">
            <text:p>11/01/10 09:11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09:11:00">
            <text:p>11/01/10 09:11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09:11:00">
            <text:p>11/01/10 09:11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string">
            <text:p><text:s/>b</text:p>
          </table:table-cell>
          <table:table-cell office:value-type="float" office:value="1">
            <text:p>1</text:p>
          </table:table-cell>
          <table:table-cell office:value-type="date" office:date-value="2010-11-01T09:12:00">
            <text:p>11/01/10 09:12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9:12:00">
            <text:p>11/01/10 09:12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9:12:00">
            <text:p>11/01/10 09:12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9:12:00">
            <text:p>11/01/10 09:12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09:14:00">
            <text:p>11/01/10 09:14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09:14:00">
            <text:p>11/01/10 09:14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09:15:00">
            <text:p>11/01/10 09:15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4">
            <text:p>0.4</text:p>
          </table:table-cell>
          <table:table-cell office:value-type="string">
            <text:p><text:s/>-</text:p>
          </table:table-cell>
          <table:table-cell office:value-type="float" office:value="1">
            <text:p>1</text:p>
          </table:table-cell>
          <table:table-cell office:value-type="date" office:date-value="2010-11-01T09:15:00">
            <text:p>11/01/10 09:15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.5">
            <text:p>0.5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9:15:00">
            <text:p>11/01/10 09:15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9:16:00">
            <text:p>11/01/10 09:16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9:18:00">
            <text:p>11/01/10 09:18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09:18:00">
            <text:p>11/01/10 09:18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9:18:00">
            <text:p>11/01/10 09:18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9:18:00">
            <text:p>11/01/10 09:18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09:18:00">
            <text:p>11/01/10 09:18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9:18:00">
            <text:p>11/01/10 09:18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9:18:00">
            <text:p>11/01/10 09:18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table:number-columns-repeated="2" office:value-type="float" office:value="0.6">
            <text:p>0.6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9:18:00">
            <text:p>11/01/10 09:18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09:19:00">
            <text:p>11/01/10 09:19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09:19:00">
            <text:p>11/01/10 09:19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09:20:00">
            <text:p>11/01/10 09:20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table:number-columns-repeated="2" office:value-type="float" office:value="0.4">
            <text:p>0.4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9:20:00">
            <text:p>11/01/10 09:20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9:20:00">
            <text:p>11/01/10 09:20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09:20:00">
            <text:p>11/01/10 09:20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09:20:00">
            <text:p>11/01/10 09:20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09:20:00">
            <text:p>11/01/10 09:20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9:20:00">
            <text:p>11/01/10 09:20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09:20:00">
            <text:p>11/01/10 09:20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9:20:00">
            <text:p>11/01/10 09:20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9:21:00">
            <text:p>11/01/10 09:21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.5">
            <text:p>0.5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9:21:00">
            <text:p>11/01/10 09:21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9:21:00">
            <text:p>11/01/10 09:21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9:21:00">
            <text:p>11/01/10 09:21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9:21:00">
            <text:p>11/01/10 09:21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09:22:00">
            <text:p>11/01/10 09:22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09:22:00">
            <text:p>11/01/10 09:22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9:25:00">
            <text:p>11/01/10 09:25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09:25:00">
            <text:p>11/01/10 09:25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09:25:00">
            <text:p>11/01/10 09:25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09:25:00">
            <text:p>11/01/10 09:25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9:26:00">
            <text:p>11/01/10 09:26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9:26:00">
            <text:p>11/01/10 09:26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9:26:00">
            <text:p>11/01/10 09:26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table:number-columns-repeated="2" office:value-type="float" office:value="0.6">
            <text:p>0.6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9:27:00">
            <text:p>11/01/10 09:27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09:27:00">
            <text:p>11/01/10 09:27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9:29:00">
            <text:p>11/01/10 09:29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9:31:00">
            <text:p>11/01/10 09:31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9:31:00">
            <text:p>11/01/10 09:31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.3">
            <text:p>0.3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09:31:00">
            <text:p>11/01/10 09:31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09:31:00">
            <text:p>11/01/10 09:31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9:32:00">
            <text:p>11/01/10 09:32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09:32:00">
            <text:p>11/01/10 09:32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09:32:00">
            <text:p>11/01/10 09:32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09:33:00">
            <text:p>11/01/10 09:33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09:33:00">
            <text:p>11/01/10 09:33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9:35:00">
            <text:p>11/01/10 09:35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9:35:00">
            <text:p>11/01/10 09:35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9:36:00">
            <text:p>11/01/10 09:36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.3">
            <text:p>0.3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9:36:00">
            <text:p>11/01/10 09:36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09:37:00">
            <text:p>11/01/10 09:37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9:37:00">
            <text:p>11/01/10 09:37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9:37:00">
            <text:p>11/01/10 09:37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09:37:00">
            <text:p>11/01/10 09:37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9:37:00">
            <text:p>11/01/10 09:37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9:38:00">
            <text:p>11/01/10 09:38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09:38:00">
            <text:p>11/01/10 09:38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09:38:00">
            <text:p>11/01/10 09:38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1">
            <text:p>1</text:p>
          </table:table-cell>
          <table:table-cell office:value-type="date" office:date-value="2010-11-01T09:38:00">
            <text:p>11/01/10 09:38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09:38:00">
            <text:p>11/01/10 09:38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09:38:00">
            <text:p>11/01/10 09:38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9:38:00">
            <text:p>11/01/10 09:38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09:39:00">
            <text:p>11/01/10 09:39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9:39:00">
            <text:p>11/01/10 09:39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09:39:00">
            <text:p>11/01/10 09:39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09:40:00">
            <text:p>11/01/10 09:40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9:40:00">
            <text:p>11/01/10 09:40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09:42:00">
            <text:p>11/01/10 09:42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9:43:00">
            <text:p>11/01/10 09:43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09:43:00">
            <text:p>11/01/10 09:43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09:43:00">
            <text:p>11/01/10 09:43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9:43:00">
            <text:p>11/01/10 09:43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9:44:00">
            <text:p>11/01/10 09:44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09:44:00">
            <text:p>11/01/10 09:44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09:45:00">
            <text:p>11/01/10 09:45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table:number-columns-repeated="2" office:value-type="float" office:value="0.6">
            <text:p>0.6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9:45:00">
            <text:p>11/01/10 09:45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09:50:00">
            <text:p>11/01/10 09:50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09:51:00">
            <text:p>11/01/10 09:51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09:51:00">
            <text:p>11/01/10 09:51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string">
            <text:p><text:s/>a</text:p>
          </table:table-cell>
          <table:table-cell office:value-type="float" office:value="1">
            <text:p>1</text:p>
          </table:table-cell>
          <table:table-cell office:value-type="date" office:date-value="2010-11-01T09:51:00">
            <text:p>11/01/10 09:51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09:53:00">
            <text:p>11/01/10 09:53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09:53:00">
            <text:p>11/01/10 09:53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09:57:00">
            <text:p>11/01/10 09:57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09:57:00">
            <text:p>11/01/10 09:57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09:59:00">
            <text:p>11/01/10 09:59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09:59:00">
            <text:p>11/01/10 09:59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09:59:00">
            <text:p>11/01/10 09:59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09:59:00">
            <text:p>11/01/10 09:59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09:59:00">
            <text:p>11/01/10 09:59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09:59:00">
            <text:p>11/01/10 09:59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09:59:00">
            <text:p>11/01/10 09:59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1">
            <text:p>1</text:p>
          </table:table-cell>
          <table:table-cell office:value-type="date" office:date-value="2010-11-01T10:00:00">
            <text:p>11/01/10 10:00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0:00:00">
            <text:p>11/01/10 10:00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.3">
            <text:p>0.3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0:00:00">
            <text:p>11/01/10 10:00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0:00:00">
            <text:p>11/01/10 10:00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0:00:00">
            <text:p>11/01/10 10:00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0:00:00">
            <text:p>11/01/10 10:00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0:00:00">
            <text:p>11/01/10 10:00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6">
            <text:p>0.6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0:00:00">
            <text:p>11/01/10 10:00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0:04:00">
            <text:p>11/01/10 10:04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0:08:00">
            <text:p>11/01/10 10:08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0:08:00">
            <text:p>11/01/10 10:08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0:08:00">
            <text:p>11/01/10 10:08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0:08:00">
            <text:p>11/01/10 10:08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0:08:00">
            <text:p>11/01/10 10:08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0:09:00">
            <text:p>11/01/10 10:09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0:09:00">
            <text:p>11/01/10 10:09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0:09:00">
            <text:p>11/01/10 10:09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0:13:00">
            <text:p>11/01/10 10:13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0:14:00">
            <text:p>11/01/10 10:14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0:14:00">
            <text:p>11/01/10 10:14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0:15:00">
            <text:p>11/01/10 10:15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0:16:00">
            <text:p>11/01/10 10:16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0:16:00">
            <text:p>11/01/10 10:16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0:16:00">
            <text:p>11/01/10 10:16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0:16:00">
            <text:p>11/01/10 10:16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0:23:00">
            <text:p>11/01/10 10:23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0:23:00">
            <text:p>11/01/10 10:23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0:23:00">
            <text:p>11/01/10 10:23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0:24:00">
            <text:p>11/01/10 10:24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0:26:00">
            <text:p>11/01/10 10:26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0:28:00">
            <text:p>11/01/10 10:28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0:28:00">
            <text:p>11/01/10 10:28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0:29:00">
            <text:p>11/01/10 10:29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0:29:00">
            <text:p>11/01/10 10:29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.3">
            <text:p>0.3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0:29:00">
            <text:p>11/01/10 10:29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0:33:00">
            <text:p>11/01/10 10:33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0:33:00">
            <text:p>11/01/10 10:33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4">
            <text:p>0.4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0:33:00">
            <text:p>11/01/10 10:33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0:33:00">
            <text:p>11/01/10 10:33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table:number-columns-repeated="2" office:value-type="float" office:value="0.4">
            <text:p>0.4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0:33:00">
            <text:p>11/01/10 10:33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0:37:00">
            <text:p>11/01/10 10:37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0:42:00">
            <text:p>11/01/10 10:42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0:42:00">
            <text:p>11/01/10 10:42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0:42:00">
            <text:p>11/01/10 10:42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0:43:00">
            <text:p>11/01/10 10:43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0:44:00">
            <text:p>11/01/10 10:44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0:50:00">
            <text:p>11/01/10 10:50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0:50:00">
            <text:p>11/01/10 10:50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0:50:00">
            <text:p>11/01/10 10:50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0:50:00">
            <text:p>11/01/10 10:50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0:51:00">
            <text:p>11/01/10 10:51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0:52:00">
            <text:p>11/01/10 10:52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0:52:00">
            <text:p>11/01/10 10:52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table:number-columns-repeated="2" office:value-type="float" office:value="0.7">
            <text:p>0.7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0:53:00">
            <text:p>11/01/10 10:53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6">
            <text:p>0.6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0:56:00">
            <text:p>11/01/10 10:56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6">
            <text:p>0.6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0:56:00">
            <text:p>11/01/10 10:56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0:56:00">
            <text:p>11/01/10 10:56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0:57:00">
            <text:p>11/01/10 10:57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0:57:00">
            <text:p>11/01/10 10:57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0:57:00">
            <text:p>11/01/10 10:57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0:57:00">
            <text:p>11/01/10 10:57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0:57:00">
            <text:p>11/01/10 10:57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.3">
            <text:p>0.3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0:58:00">
            <text:p>11/01/10 10:58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0:58:00">
            <text:p>11/01/10 10:58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0:58:00">
            <text:p>11/01/10 10:58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1:00:00">
            <text:p>11/01/10 11:00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1:00:00">
            <text:p>11/01/10 11:00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1:00:00">
            <text:p>11/01/10 11:00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1:00:00">
            <text:p>11/01/10 11:00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1:00:00">
            <text:p>11/01/10 11:00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1:01:00">
            <text:p>11/01/10 11:01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1:01:00">
            <text:p>11/01/10 11:01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1:01:00">
            <text:p>11/01/10 11:01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1:01:00">
            <text:p>11/01/10 11:01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1:05:00">
            <text:p>11/01/10 11:05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.3">
            <text:p>0.3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1:09:00">
            <text:p>11/01/10 11:09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1:09:00">
            <text:p>11/01/10 11:09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1:10:00">
            <text:p>11/01/10 11:10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1:10:00">
            <text:p>11/01/10 11:10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.3">
            <text:p>0.3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1:10:00">
            <text:p>11/01/10 11:10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1:11:00">
            <text:p>11/01/10 11:11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1:11:00">
            <text:p>11/01/10 11:11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table:number-columns-repeated="2" office:value-type="float" office:value="0.6">
            <text:p>0.6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1:11:00">
            <text:p>11/01/10 11:11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1:12:00">
            <text:p>11/01/10 11:12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1:13:00">
            <text:p>11/01/10 11:13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1:13:00">
            <text:p>11/01/10 11:13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  <table:table-cell office:value-type="string">
            <text:p><text:s/>-</text:p>
          </table:table-cell>
          <table:table-cell office:value-type="float" office:value="1">
            <text:p>1</text:p>
          </table:table-cell>
          <table:table-cell office:value-type="date" office:date-value="2010-11-01T11:13:00">
            <text:p>11/01/10 11:13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table:number-columns-repeated="2" office:value-type="float" office:value="0.7">
            <text:p>0.7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1:13:00">
            <text:p>11/01/10 11:13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1:13:00">
            <text:p>11/01/10 11:13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1:13:00">
            <text:p>11/01/10 11:13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1:13:00">
            <text:p>11/01/10 11:13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1:13:00">
            <text:p>11/01/10 11:13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1:17:00">
            <text:p>11/01/10 11:17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1:18:00">
            <text:p>11/01/10 11:18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1:18:00">
            <text:p>11/01/10 11:18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1:22:00">
            <text:p>11/01/10 11:22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table:number-columns-repeated="2" office:value-type="float" office:value="0.4">
            <text:p>0.4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1:22:00">
            <text:p>11/01/10 11:22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1:23:00">
            <text:p>11/01/10 11:23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1:23:00">
            <text:p>11/01/10 11:23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1:23:00">
            <text:p>11/01/10 11:23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string">
            <text:p><text:s/>b</text:p>
          </table:table-cell>
          <table:table-cell office:value-type="float" office:value="1">
            <text:p>1</text:p>
          </table:table-cell>
          <table:table-cell office:value-type="date" office:date-value="2010-11-01T11:23:00">
            <text:p>11/01/10 11:23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1:23:00">
            <text:p>11/01/10 11:23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1:23:00">
            <text:p>11/01/10 11:23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1:23:00">
            <text:p>11/01/10 11:23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1:23:00">
            <text:p>11/01/10 11:23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6">
            <text:p>0.6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1:23:00">
            <text:p>11/01/10 11:23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1:24:00">
            <text:p>11/01/10 11:24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1:24:00">
            <text:p>11/01/10 11:24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<text:s/>b</text:p>
          </table:table-cell>
          <table:table-cell office:value-type="float" office:value="1">
            <text:p>1</text:p>
          </table:table-cell>
          <table:table-cell office:value-type="date" office:date-value="2010-11-01T11:24:00">
            <text:p>11/01/10 11:24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1:24:00">
            <text:p>11/01/10 11:24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1:24:00">
            <text:p>11/01/10 11:24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1:25:00">
            <text:p>11/01/10 11:25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1:25:00">
            <text:p>11/01/10 11:25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1:25:00">
            <text:p>11/01/10 11:25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1:25:00">
            <text:p>11/01/10 11:25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1:25:00">
            <text:p>11/01/10 11:25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1:26:00">
            <text:p>11/01/10 11:26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1:26:00">
            <text:p>11/01/10 11:26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1:26:00">
            <text:p>11/01/10 11:26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1:26:00">
            <text:p>11/01/10 11:26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1:26:00">
            <text:p>11/01/10 11:26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1:26:00">
            <text:p>11/01/10 11:26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1:27:00">
            <text:p>11/01/10 11:27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1:28:00">
            <text:p>11/01/10 11:28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1:28:00">
            <text:p>11/01/10 11:28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1:28:00">
            <text:p>11/01/10 11:28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1:29:00">
            <text:p>11/01/10 11:29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1:29:00">
            <text:p>11/01/10 11:29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1:29:00">
            <text:p>11/01/10 11:29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1:29:00">
            <text:p>11/01/10 11:29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1:30:00">
            <text:p>11/01/10 11:30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1:30:00">
            <text:p>11/01/10 11:30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1:31:00">
            <text:p>11/01/10 11:31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1:32:00">
            <text:p>11/01/10 11:32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1:33:00">
            <text:p>11/01/10 11:33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1:33:00">
            <text:p>11/01/10 11:33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1:34:00">
            <text:p>11/01/10 11:34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1:34:00">
            <text:p>11/01/10 11:34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1:34:00">
            <text:p>11/01/10 11:34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1:34:00">
            <text:p>11/01/10 11:34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1:37:00">
            <text:p>11/01/10 11:37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1:37:00">
            <text:p>11/01/10 11:37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1:37:00">
            <text:p>11/01/10 11:37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1:37:00">
            <text:p>11/01/10 11:37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1:37:00">
            <text:p>11/01/10 11:37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1:37:00">
            <text:p>11/01/10 11:37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1:39:00">
            <text:p>11/01/10 11:39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.5">
            <text:p>0.5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1:39:00">
            <text:p>11/01/10 11:39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1:40:00">
            <text:p>11/01/10 11:40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1:41:00">
            <text:p>11/01/10 11:41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1:41:00">
            <text:p>11/01/10 11:41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1:42:00">
            <text:p>11/01/10 11:42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1:42:00">
            <text:p>11/01/10 11:42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1:43:00">
            <text:p>11/01/10 11:43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1:43:00">
            <text:p>11/01/10 11:43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1:45:00">
            <text:p>11/01/10 11:45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table:number-columns-repeated="2" office:value-type="float" office:value="0.7">
            <text:p>0.7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1:45:00">
            <text:p>11/01/10 11:45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1:48:00">
            <text:p>11/01/10 11:48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1:48:00">
            <text:p>11/01/10 11:48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1:48:00">
            <text:p>11/01/10 11:48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1:48:00">
            <text:p>11/01/10 11:48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1:48:00">
            <text:p>11/01/10 11:48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1:49:00">
            <text:p>11/01/10 11:49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1:49:00">
            <text:p>11/01/10 11:49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table:number-columns-repeated="2" office:value-type="float" office:value="0.6">
            <text:p>0.6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1:49:00">
            <text:p>11/01/10 11:49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1:50:00">
            <text:p>11/01/10 11:50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1:51:00">
            <text:p>11/01/10 11:51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1:51:00">
            <text:p>11/01/10 11:51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1:51:00">
            <text:p>11/01/10 11:51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1:55:00">
            <text:p>11/01/10 11:55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1:57:00">
            <text:p>11/01/10 11:57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1:57:00">
            <text:p>11/01/10 11:57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table:number-columns-repeated="2" office:value-type="float" office:value="0.6">
            <text:p>0.6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1:57:00">
            <text:p>11/01/10 11:57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1:58:00">
            <text:p>11/01/10 11:58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6">
            <text:p>0.6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2:09:00">
            <text:p>11/01/10 12:09 P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2:09:00">
            <text:p>11/01/10 12:09 PM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6">
            <text:p>0.6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2:10:00">
            <text:p>11/01/10 12:10 P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2:15:00">
            <text:p>11/01/10 12:15 P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2:16:00">
            <text:p>11/01/10 12:16 P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2:16:00">
            <text:p>11/01/10 12:16 P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2:16:00">
            <text:p>11/01/10 12:16 P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2:16:00">
            <text:p>11/01/10 12:16 P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2:16:00">
            <text:p>11/01/10 12:16 P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2:17:00">
            <text:p>11/01/10 12:17 P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2:17:00">
            <text:p>11/01/10 12:17 P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2:17:00">
            <text:p>11/01/10 12:17 P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2:20:00">
            <text:p>11/01/10 12:20 P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2:20:00">
            <text:p>11/01/10 12:20 P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2:26:00">
            <text:p>11/01/10 12:26 P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2:26:00">
            <text:p>11/01/10 12:26 P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2:27:00">
            <text:p>11/01/10 12:27 P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2:27:00">
            <text:p>11/01/10 12:27 P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2:30:00">
            <text:p>11/01/10 12:30 P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2:30:00">
            <text:p>11/01/10 12:30 P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2:30:00">
            <text:p>11/01/10 12:30 P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2:31:00">
            <text:p>11/01/10 12:31 P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2:38:00">
            <text:p>11/01/10 12:38 P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2:42:00">
            <text:p>11/01/10 12:42 P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2:42:00">
            <text:p>11/01/10 12:42 P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.3">
            <text:p>0.3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2:42:00">
            <text:p>11/01/10 12:42 PM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2:43:00">
            <text:p>11/01/10 12:43 P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2:43:00">
            <text:p>11/01/10 12:43 P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.5">
            <text:p>0.5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2:57:00">
            <text:p>11/01/10 12:57 P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2:57:00">
            <text:p>11/01/10 12:57 P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2:57:00">
            <text:p>11/01/10 12:57 P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2:57:00">
            <text:p>11/01/10 12:57 P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2:57:00">
            <text:p>11/01/10 12:57 P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2:58:00">
            <text:p>11/01/10 12:58 P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2:58:00">
            <text:p>11/01/10 12:58 P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.3">
            <text:p>0.3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3:02:00">
            <text:p>11/01/10 01:02 P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3:02:00">
            <text:p>11/01/10 01:02 P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3:06:00">
            <text:p>11/01/10 01:06 P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3:06:00">
            <text:p>11/01/10 01:06 P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3:07:00">
            <text:p>11/01/10 01:07 P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3:07:00">
            <text:p>11/01/10 01:07 P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3:09:00">
            <text:p>11/01/10 01:09 P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3:09:00">
            <text:p>11/01/10 01:09 P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1">
            <text:p>1</text:p>
          </table:table-cell>
          <table:table-cell office:value-type="date" office:date-value="2010-11-01T13:10:00">
            <text:p>11/01/10 01:10 P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3:23:00">
            <text:p>11/01/10 01:23 P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3:30:00">
            <text:p>11/01/10 01:30 PM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6">
            <text:p>0.6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3:30:00">
            <text:p>11/01/10 01:30 P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3:34:00">
            <text:p>11/01/10 01:34 P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.3">
            <text:p>0.3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3:34:00">
            <text:p>11/01/10 01:34 P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.5">
            <text:p>0.5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3:34:00">
            <text:p>11/01/10 01:34 P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3:34:00">
            <text:p>11/01/10 01:34 PM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4">
            <text:p>0.4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3:34:00">
            <text:p>11/01/10 01:34 P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3:35:00">
            <text:p>11/01/10 01:35 P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3:35:00">
            <text:p>11/01/10 01:35 PM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4">
            <text:p>0.4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3:35:00">
            <text:p>11/01/10 01:35 PM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4">
            <text:p>0.4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3:35:00">
            <text:p>11/01/10 01:35 P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3:35:00">
            <text:p>11/01/10 01:35 P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3:35:00">
            <text:p>11/01/10 01:35 P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3:35:00">
            <text:p>11/01/10 01:35 P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3:35:00">
            <text:p>11/01/10 01:35 P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3:36:00">
            <text:p>11/01/10 01:36 P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3:38:00">
            <text:p>11/01/10 01:38 P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3:44:00">
            <text:p>11/01/10 01:44 P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3:44:00">
            <text:p>11/01/10 01:44 P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3:48:00">
            <text:p>11/01/10 01:48 P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3:58:00">
            <text:p>11/01/10 01:58 P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3:58:00">
            <text:p>11/01/10 01:58 P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4:08:00">
            <text:p>11/01/10 02:08 P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.5">
            <text:p>0.5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4:08:00">
            <text:p>11/01/10 02:08 P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4:14:00">
            <text:p>11/01/10 02:14 P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4:14:00">
            <text:p>11/01/10 02:14 P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4:15:00">
            <text:p>11/01/10 02:15 P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4:15:00">
            <text:p>11/01/10 02:15 P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.3">
            <text:p>0.3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4:15:00">
            <text:p>11/01/10 02:15 P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.5">
            <text:p>0.5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4:15:00">
            <text:p>11/01/10 02:15 P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4:15:00">
            <text:p>11/01/10 02:15 PM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4:15:00">
            <text:p>11/01/10 02:15 P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4:15:00">
            <text:p>11/01/10 02:15 P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4:15:00">
            <text:p>11/01/10 02:15 P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4:17:00">
            <text:p>11/01/10 02:17 P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4:34:00">
            <text:p>11/01/10 02:34 P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4:34:00">
            <text:p>11/01/10 02:34 P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4:35:00">
            <text:p>11/01/10 02:35 P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table:number-columns-repeated="2" office:value-type="float" office:value="0.4">
            <text:p>0.4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4:54:00">
            <text:p>11/01/10 02:54 P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4:54:00">
            <text:p>11/01/10 02:54 P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4:55:00">
            <text:p>11/01/10 02:55 P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4:55:00">
            <text:p>11/01/10 02:55 P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4:55:00">
            <text:p>11/01/10 02:55 P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5:36:00">
            <text:p>11/01/10 03:36 P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5:36:00">
            <text:p>11/01/10 03:36 P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5:36:00">
            <text:p>11/01/10 03:36 P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5:37:00">
            <text:p>11/01/10 03:37 P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5:44:00">
            <text:p>11/01/10 03:44 PM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6">
            <text:p>0.6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5:44:00">
            <text:p>11/01/10 03:44 P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5:51:00">
            <text:p>11/01/10 03:51 P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6:43:00">
            <text:p>11/01/10 04:43 P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.5">
            <text:p>0.5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6:43:00">
            <text:p>11/01/10 04:43 P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6:43:00">
            <text:p>11/01/10 04:43 P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6:44:00">
            <text:p>11/01/10 04:44 P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6:44:00">
            <text:p>11/01/10 04:44 P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6:44:00">
            <text:p>11/01/10 04:44 P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6:44:00">
            <text:p>11/01/10 04:44 P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6:44:00">
            <text:p>11/01/10 04:44 P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6:44:00">
            <text:p>11/01/10 04:44 P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6:44:00">
            <text:p>11/01/10 04:44 PM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4">
            <text:p>0.4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6:44:00">
            <text:p>11/01/10 04:44 P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6:45:00">
            <text:p>11/01/10 04:45 P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string">
            <text:p><text:s/>a</text:p>
          </table:table-cell>
          <table:table-cell office:value-type="float" office:value="1">
            <text:p>1</text:p>
          </table:table-cell>
          <table:table-cell office:value-type="date" office:date-value="2010-11-01T16:45:00">
            <text:p>11/01/10 04:45 P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table:number-columns-repeated="2" office:value-type="float" office:value="0.4">
            <text:p>0.4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6:45:00">
            <text:p>11/01/10 04:45 PM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6:45:00">
            <text:p>11/01/10 04:45 P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6:45:00">
            <text:p>11/01/10 04:45 P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6:45:00">
            <text:p>11/01/10 04:45 P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6:46:00">
            <text:p>11/01/10 04:46 P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table:number-columns-repeated="2" office:value-type="float" office:value="0.4">
            <text:p>0.4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6:46:00">
            <text:p>11/01/10 04:46 P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6:46:00">
            <text:p>11/01/10 04:46 P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6:46:00">
            <text:p>11/01/10 04:46 P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6:47:00">
            <text:p>11/01/10 04:47 P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6:47:00">
            <text:p>11/01/10 04:47 P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6:47:00">
            <text:p>11/01/10 04:47 P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6:48:00">
            <text:p>11/01/10 04:48 P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table:number-columns-repeated="2" office:value-type="float" office:value="0.6">
            <text:p>0.6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6:48:00">
            <text:p>11/01/10 04:48 P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6:48:00">
            <text:p>11/01/10 04:48 P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table:number-columns-repeated="2" office:value-type="float" office:value="0.4">
            <text:p>0.4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6:48:00">
            <text:p>11/01/10 04:48 P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6:48:00">
            <text:p>11/01/10 04:48 P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6:48:00">
            <text:p>11/01/10 04:48 P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6:49:00">
            <text:p>11/01/10 04:49 P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6:49:00">
            <text:p>11/01/10 04:49 P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6:49:00">
            <text:p>11/01/10 04:49 P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6:50:00">
            <text:p>11/01/10 04:50 P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6:50:00">
            <text:p>11/01/10 04:50 P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6:50:00">
            <text:p>11/01/10 04:50 P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6:50:00">
            <text:p>11/01/10 04:50 P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string">
            <text:p><text:s/>b</text:p>
          </table:table-cell>
          <table:table-cell office:value-type="float" office:value="1">
            <text:p>1</text:p>
          </table:table-cell>
          <table:table-cell office:value-type="date" office:date-value="2010-11-01T16:50:00">
            <text:p>11/01/10 04:50 P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6:50:00">
            <text:p>11/01/10 04:50 P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6:50:00">
            <text:p>11/01/10 04:50 P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6:51:00">
            <text:p>11/01/10 04:51 PM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6">
            <text:p>0.6</text:p>
          </table:table-cell>
          <table:table-cell office:value-type="string">
            <text:p><text:s/>-</text:p>
          </table:table-cell>
          <table:table-cell office:value-type="float" office:value="1">
            <text:p>1</text:p>
          </table:table-cell>
          <table:table-cell office:value-type="date" office:date-value="2010-11-01T16:51:00">
            <text:p>11/01/10 04:51 P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.5">
            <text:p>0.5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6:51:00">
            <text:p>11/01/10 04:51 P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6:51:00">
            <text:p>11/01/10 04:51 P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string">
            <text:p><text:s/>b</text:p>
          </table:table-cell>
          <table:table-cell office:value-type="float" office:value="1">
            <text:p>1</text:p>
          </table:table-cell>
          <table:table-cell office:value-type="date" office:date-value="2010-11-01T16:51:00">
            <text:p>11/01/10 04:51 P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6:51:00">
            <text:p>11/01/10 04:51 P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6:51:00">
            <text:p>11/01/10 04:51 P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6:51:00">
            <text:p>11/01/10 04:51 P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6:51:00">
            <text:p>11/01/10 04:51 PM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6:52:00">
            <text:p>11/01/10 04:52 P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6:52:00">
            <text:p>11/01/10 04:52 PM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6">
            <text:p>0.6</text:p>
          </table:table-cell>
          <table:table-cell office:value-type="string">
            <text:p><text:s/>-</text:p>
          </table:table-cell>
          <table:table-cell office:value-type="float" office:value="1">
            <text:p>1</text:p>
          </table:table-cell>
          <table:table-cell office:value-type="date" office:date-value="2010-11-01T16:52:00">
            <text:p>11/01/10 04:52 P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6:52:00">
            <text:p>11/01/10 04:52 P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6:52:00">
            <text:p>11/01/10 04:52 P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table:number-columns-repeated="2" office:value-type="float" office:value="0.6">
            <text:p>0.6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6:52:00">
            <text:p>11/01/10 04:52 P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6:52:00">
            <text:p>11/01/10 04:52 P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.3">
            <text:p>0.3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6:53:00">
            <text:p>11/01/10 04:53 P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6:53:00">
            <text:p>11/01/10 04:53 P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6:53:00">
            <text:p>11/01/10 04:53 P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6:53:00">
            <text:p>11/01/10 04:53 P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6:53:00">
            <text:p>11/01/10 04:53 P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.3">
            <text:p>0.3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6:53:00">
            <text:p>11/01/10 04:53 P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6:54:00">
            <text:p>11/01/10 04:54 P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6:56:00">
            <text:p>11/01/10 04:56 P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.3">
            <text:p>0.3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6:56:00">
            <text:p>11/01/10 04:56 P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6:56:00">
            <text:p>11/01/10 04:56 P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6:57:00">
            <text:p>11/01/10 04:57 P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6:57:00">
            <text:p>11/01/10 04:57 P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.5">
            <text:p>0.5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6:59:00">
            <text:p>11/01/10 04:59 P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7:00:00">
            <text:p>11/01/10 05:00 P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7:00:00">
            <text:p>11/01/10 05:00 P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7:00:00">
            <text:p>11/01/10 05:00 P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7:01:00">
            <text:p>11/01/10 05:01 P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7:01:00">
            <text:p>11/01/10 05:01 P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.3">
            <text:p>0.3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7:02:00">
            <text:p>11/01/10 05:02 P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7:04:00">
            <text:p>11/01/10 05:04 P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7:04:00">
            <text:p>11/01/10 05:04 P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7:04:00">
            <text:p>11/01/10 05:04 P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7:04:00">
            <text:p>11/01/10 05:04 PM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7:04:00">
            <text:p>11/01/10 05:04 P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7:04:00">
            <text:p>11/01/10 05:04 P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table:number-columns-repeated="2" office:value-type="float" office:value="0.6">
            <text:p>0.6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7:04:00">
            <text:p>11/01/10 05:04 P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7:05:00">
            <text:p>11/01/10 05:05 P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table:number-columns-repeated="2" office:value-type="float" office:value="0.7">
            <text:p>0.7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7:05:00">
            <text:p>11/01/10 05:05 P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7:06:00">
            <text:p>11/01/10 05:06 P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7:06:00">
            <text:p>11/01/10 05:06 P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7:06:00">
            <text:p>11/01/10 05:06 P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7:07:00">
            <text:p>11/01/10 05:07 P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7:08:00">
            <text:p>11/01/10 05:08 P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table:number-columns-repeated="2" office:value-type="float" office:value="0.4">
            <text:p>0.4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7:08:00">
            <text:p>11/01/10 05:08 PM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7:09:00">
            <text:p>11/01/10 05:09 P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7:10:00">
            <text:p>11/01/10 05:10 P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.3">
            <text:p>0.3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7:10:00">
            <text:p>11/01/10 05:10 P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7:10:00">
            <text:p>11/01/10 05:10 P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7:11:00">
            <text:p>11/01/10 05:11 P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.3">
            <text:p>0.3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7:11:00">
            <text:p>11/01/10 05:11 P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7:11:00">
            <text:p>11/01/10 05:11 P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7:11:00">
            <text:p>11/01/10 05:11 P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7:11:00">
            <text:p>11/01/10 05:11 P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7:11:00">
            <text:p>11/01/10 05:11 P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string">
            <text:p><text:s/>-</text:p>
          </table:table-cell>
          <table:table-cell office:value-type="float" office:value="1">
            <text:p>1</text:p>
          </table:table-cell>
          <table:table-cell office:value-type="date" office:date-value="2010-11-01T17:11:00">
            <text:p>11/01/10 05:11 P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7:11:00">
            <text:p>11/01/10 05:11 P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string">
            <text:p><text:s/>a</text:p>
          </table:table-cell>
          <table:table-cell office:value-type="float" office:value="1">
            <text:p>1</text:p>
          </table:table-cell>
          <table:table-cell office:value-type="date" office:date-value="2010-11-01T17:11:00">
            <text:p>11/01/10 05:11 P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7:11:00">
            <text:p>11/01/10 05:11 P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7:12:00">
            <text:p>11/01/10 05:12 P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7:12:00">
            <text:p>11/01/10 05:12 P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7:12:00">
            <text:p>11/01/10 05:12 P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7:12:00">
            <text:p>11/01/10 05:12 P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7:12:00">
            <text:p>11/01/10 05:12 P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7:13:00">
            <text:p>11/01/10 05:13 P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7:17:00">
            <text:p>11/01/10 05:17 P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7:18:00">
            <text:p>11/01/10 05:18 P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7:19:00">
            <text:p>11/01/10 05:19 P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7:28:00">
            <text:p>11/01/10 05:28 P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7:29:00">
            <text:p>11/01/10 05:29 P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7:29:00">
            <text:p>11/01/10 05:29 P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7:29:00">
            <text:p>11/01/10 05:29 P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7:30:00">
            <text:p>11/01/10 05:30 P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table:number-columns-repeated="2" office:value-type="float" office:value="0.4">
            <text:p>0.4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7:30:00">
            <text:p>11/01/10 05:30 P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7:30:00">
            <text:p>11/01/10 05:30 PM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4">
            <text:p>0.4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7:50:00">
            <text:p>11/01/10 05:50 P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7:53:00">
            <text:p>11/01/10 05:53 P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8:00:00">
            <text:p>11/01/10 06:00 P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8:17:00">
            <text:p>11/01/10 06:17 P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8:18:00">
            <text:p>11/01/10 06:18 PM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8:29:00">
            <text:p>11/01/10 06:29 P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8:35:00">
            <text:p>11/01/10 06:35 P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8:57:00">
            <text:p>11/01/10 06:57 P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8:57:00">
            <text:p>11/01/10 06:57 P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8:57:00">
            <text:p>11/01/10 06:57 P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.3">
            <text:p>0.3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18:57:00">
            <text:p>11/01/10 06:57 P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8:58:00">
            <text:p>11/01/10 06:58 P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8:58:00">
            <text:p>11/01/10 06:58 P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19:23:00">
            <text:p>11/01/10 07:23 P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19:24:00">
            <text:p>11/01/10 07:24 P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20:11:00">
            <text:p>11/01/10 08:11 P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20:11:00">
            <text:p>11/01/10 08:11 P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20:12:00">
            <text:p>11/01/10 08:12 P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20:12:00">
            <text:p>11/01/10 08:12 P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20:20:00">
            <text:p>11/01/10 08:20 P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20:21:00">
            <text:p>11/01/10 08:21 P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20:21:00">
            <text:p>11/01/10 08:21 P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20:30:00">
            <text:p>11/01/10 08:30 PM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6">
            <text:p>0.6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20:32:00">
            <text:p>11/01/10 08:32 P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20:32:00">
            <text:p>11/01/10 08:32 P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20:32:00">
            <text:p>11/01/10 08:32 P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.3">
            <text:p>0.3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20:41:00">
            <text:p>11/01/10 08:41 P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21:00:00">
            <text:p>11/01/10 09:00 P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21:00:00">
            <text:p>11/01/10 09:00 PM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21:28:00">
            <text:p>11/01/10 09:28 PM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4">
            <text:p>0.4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22:01:00">
            <text:p>11/01/10 10:01 P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22:01:00">
            <text:p>11/01/10 10:01 P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22:02:00">
            <text:p>11/01/10 10:02 P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22:02:00">
            <text:p>11/01/10 10:02 P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22:02:00">
            <text:p>11/01/10 10:02 P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22:10:00">
            <text:p>11/01/10 10:10 PM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6">
            <text:p>0.6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22:11:00">
            <text:p>11/01/10 10:11 P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22:11:00">
            <text:p>11/01/10 10:11 P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22:11:00">
            <text:p>11/01/10 10:11 P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22:11:00">
            <text:p>11/01/10 10:11 P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1T22:11:00">
            <text:p>11/01/10 10:11 P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1T22:11:00">
            <text:p>11/01/10 10:11 P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1T22:31:00">
            <text:p>11/01/10 10:31 P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00:18:00">
            <text:p>11/02/10 12:18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2T00:18:00">
            <text:p>11/02/10 12:18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2T00:18:00">
            <text:p>11/02/10 12:18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00:18:00">
            <text:p>11/02/10 12:18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00:41:00">
            <text:p>11/02/10 12:41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table:number-columns-repeated="2" office:value-type="float" office:value="0.4">
            <text:p>0.4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2T00:41:00">
            <text:p>11/02/10 12:41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2T00:47:00">
            <text:p>11/02/10 12:47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2T01:38:00">
            <text:p>11/02/10 01:38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2T01:38:00">
            <text:p>11/02/10 01:38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01:42:00">
            <text:p>11/02/10 01:42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2T01:44:00">
            <text:p>11/02/10 01:44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2T01:44:00">
            <text:p>11/02/10 01:44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2T02:26:00">
            <text:p>11/02/10 02:26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02:40:00">
            <text:p>11/02/10 02:40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2T02:43:00">
            <text:p>11/02/10 02:43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table:number-columns-repeated="2" office:value-type="float" office:value="0.7">
            <text:p>0.7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03:15:00">
            <text:p>11/02/10 03:15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6">
            <text:p>0.6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2T03:15:00">
            <text:p>11/02/10 03:15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.5">
            <text:p>0.5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03:18:00">
            <text:p>11/02/10 03:18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04:02:00">
            <text:p>11/02/10 04:02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2T04:03:00">
            <text:p>11/02/10 04:03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2T04:03:00">
            <text:p>11/02/10 04:03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.3">
            <text:p>0.3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2T04:05:00">
            <text:p>11/02/10 04:05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2T04:31:00">
            <text:p>11/02/10 04:31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2T04:32:00">
            <text:p>11/02/10 04:32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2T04:34:00">
            <text:p>11/02/10 04:34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2T04:34:00">
            <text:p>11/02/10 04:34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04:34:00">
            <text:p>11/02/10 04:34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.3">
            <text:p>0.3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04:35:00">
            <text:p>11/02/10 04:35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2T04:35:00">
            <text:p>11/02/10 04:35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2T04:36:00">
            <text:p>11/02/10 04:36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2T04:36:00">
            <text:p>11/02/10 04:36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2T04:36:00">
            <text:p>11/02/10 04:36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table:number-columns-repeated="2" office:value-type="float" office:value="0.7">
            <text:p>0.7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04:37:00">
            <text:p>11/02/10 04:37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4">
            <text:p>0.4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2T04:37:00">
            <text:p>11/02/10 04:37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2T04:37:00">
            <text:p>11/02/10 04:37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2T04:37:00">
            <text:p>11/02/10 04:37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2T04:37:00">
            <text:p>11/02/10 04:37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2T04:37:00">
            <text:p>11/02/10 04:37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6">
            <text:p>0.6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2T04:37:00">
            <text:p>11/02/10 04:37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2T04:37:00">
            <text:p>11/02/10 04:37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2T04:37:00">
            <text:p>11/02/10 04:37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.5">
            <text:p>0.5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04:37:00">
            <text:p>11/02/10 04:37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6">
            <text:p>0.6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2T04:37:00">
            <text:p>11/02/10 04:37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2T04:40:00">
            <text:p>11/02/10 04:40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2T04:44:00">
            <text:p>11/02/10 04:44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table:number-columns-repeated="2" office:value-type="float" office:value="0.7">
            <text:p>0.7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2T04:46:00">
            <text:p>11/02/10 04:46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04:47:00">
            <text:p>11/02/10 04:47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04:50:00">
            <text:p>11/02/10 04:50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2T04:50:00">
            <text:p>11/02/10 04:50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2T04:50:00">
            <text:p>11/02/10 04:50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table:number-columns-repeated="2" office:value-type="float" office:value="0.4">
            <text:p>0.4</text:p>
          </table:table-cell>
          <table:table-cell office:value-type="string">
            <text:p><text:s/>a</text:p>
          </table:table-cell>
          <table:table-cell office:value-type="float" office:value="1">
            <text:p>1</text:p>
          </table:table-cell>
          <table:table-cell office:value-type="date" office:date-value="2010-11-02T04:55:00">
            <text:p>11/02/10 04:55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2T04:58:00">
            <text:p>11/02/10 04:58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2T05:00:00">
            <text:p>11/02/10 05:00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05:01:00">
            <text:p>11/02/10 05:01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2T05:01:00">
            <text:p>11/02/10 05:01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.3">
            <text:p>0.3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2T05:04:00">
            <text:p>11/02/10 05:04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2T05:05:00">
            <text:p>11/02/10 05:05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.3">
            <text:p>0.3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05:05:00">
            <text:p>11/02/10 05:05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2T05:35:00">
            <text:p>11/02/10 05:35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2T05:38:00">
            <text:p>11/02/10 05:38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05:59:00">
            <text:p>11/02/10 05:59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  <table:table-cell office:value-type="string">
            <text:p><text:s/>a</text:p>
          </table:table-cell>
          <table:table-cell office:value-type="float" office:value="1">
            <text:p>1</text:p>
          </table:table-cell>
          <table:table-cell office:value-type="date" office:date-value="2010-11-02T06:01:00">
            <text:p>11/02/10 06:01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06:04:00">
            <text:p>11/02/10 06:04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table:number-columns-repeated="2" office:value-type="float" office:value="0.4">
            <text:p>0.4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2T06:04:00">
            <text:p>11/02/10 06:04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table:number-columns-repeated="2" office:value-type="float" office:value="0.4">
            <text:p>0.4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2T06:04:00">
            <text:p>11/02/10 06:04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06:05:00">
            <text:p>11/02/10 06:05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table:number-columns-repeated="2" office:value-type="float" office:value="0.4">
            <text:p>0.4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2T06:05:00">
            <text:p>11/02/10 06:05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2T06:05:00">
            <text:p>11/02/10 06:05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2T06:05:00">
            <text:p>11/02/10 06:05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2T06:28:00">
            <text:p>11/02/10 06:28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2T06:28:00">
            <text:p>11/02/10 06:28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2T06:28:00">
            <text:p>11/02/10 06:28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2T06:29:00">
            <text:p>11/02/10 06:29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2T06:29:00">
            <text:p>11/02/10 06:29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string">
            <text:p><text:s/>-</text:p>
          </table:table-cell>
          <table:table-cell office:value-type="float" office:value="1">
            <text:p>1</text:p>
          </table:table-cell>
          <table:table-cell office:value-type="date" office:date-value="2010-11-02T06:29:00">
            <text:p>11/02/10 06:29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2T06:42:00">
            <text:p>11/02/10 06:42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string">
            <text:p><text:s/>a</text:p>
          </table:table-cell>
          <table:table-cell office:value-type="float" office:value="1">
            <text:p>1</text:p>
          </table:table-cell>
          <table:table-cell office:value-type="date" office:date-value="2010-11-02T06:42:00">
            <text:p>11/02/10 06:42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2T06:43:00">
            <text:p>11/02/10 06:43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2T06:43:00">
            <text:p>11/02/10 06:43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06:43:00">
            <text:p>11/02/10 06:43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06:50:00">
            <text:p>11/02/10 06:50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06:52:00">
            <text:p>11/02/10 06:52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2T06:52:00">
            <text:p>11/02/10 06:52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2T06:53:00">
            <text:p>11/02/10 06:53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2T06:59:00">
            <text:p>11/02/10 06:59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2T07:05:00">
            <text:p>11/02/10 07:05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2T07:17:00">
            <text:p>11/02/10 07:17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.3">
            <text:p>0.3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07:17:00">
            <text:p>11/02/10 07:17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.3">
            <text:p>0.3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07:17:00">
            <text:p>11/02/10 07:17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2T07:17:00">
            <text:p>11/02/10 07:17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07:18:00">
            <text:p>11/02/10 07:18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2T07:19:00">
            <text:p>11/02/10 07:19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07:19:00">
            <text:p>11/02/10 07:19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1">
            <text:p>1</text:p>
          </table:table-cell>
          <table:table-cell office:value-type="date" office:date-value="2010-11-02T07:19:00">
            <text:p>11/02/10 07:19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2T07:40:00">
            <text:p>11/02/10 07:40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2T07:40:00">
            <text:p>11/02/10 07:40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2T07:41:00">
            <text:p>11/02/10 07:41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08:07:00">
            <text:p>11/02/10 08:07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08:07:00">
            <text:p>11/02/10 08:07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2T08:08:00">
            <text:p>11/02/10 08:08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2T08:08:00">
            <text:p>11/02/10 08:08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08:08:00">
            <text:p>11/02/10 08:08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2T08:08:00">
            <text:p>11/02/10 08:08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08:09:00">
            <text:p>11/02/10 08:09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2T08:09:00">
            <text:p>11/02/10 08:09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08:09:00">
            <text:p>11/02/10 08:09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2T08:18:00">
            <text:p>11/02/10 08:18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08:19:00">
            <text:p>11/02/10 08:19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table:number-columns-repeated="2" office:value-type="float" office:value="0.4">
            <text:p>0.4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08:32:00">
            <text:p>11/02/10 08:32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2T08:32:00">
            <text:p>11/02/10 08:32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4">
            <text:p>0.4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08:33:00">
            <text:p>11/02/10 08:33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2T08:33:00">
            <text:p>11/02/10 08:33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2T08:34:00">
            <text:p>11/02/10 08:34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2T08:38:00">
            <text:p>11/02/10 08:38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2T08:38:00">
            <text:p>11/02/10 08:38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08:39:00">
            <text:p>11/02/10 08:39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08:39:00">
            <text:p>11/02/10 08:39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table:number-columns-repeated="2" office:value-type="float" office:value="0.7">
            <text:p>0.7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08:39:00">
            <text:p>11/02/10 08:39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2T08:39:00">
            <text:p>11/02/10 08:39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.3">
            <text:p>0.3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08:40:00">
            <text:p>11/02/10 08:40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string">
            <text:p><text:s/>b</text:p>
          </table:table-cell>
          <table:table-cell office:value-type="float" office:value="1">
            <text:p>1</text:p>
          </table:table-cell>
          <table:table-cell office:value-type="date" office:date-value="2010-11-02T08:46:00">
            <text:p>11/02/10 08:46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2T08:47:00">
            <text:p>11/02/10 08:47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08:47:00">
            <text:p>11/02/10 08:47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09:05:00">
            <text:p>11/02/10 09:05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2T09:05:00">
            <text:p>11/02/10 09:05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.3">
            <text:p>0.3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09:06:00">
            <text:p>11/02/10 09:06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2T09:06:00">
            <text:p>11/02/10 09:06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2T09:07:00">
            <text:p>11/02/10 09:07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09:10:00">
            <text:p>11/02/10 09:10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2T09:23:00">
            <text:p>11/02/10 09:23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2T09:24:00">
            <text:p>11/02/10 09:24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09:28:00">
            <text:p>11/02/10 09:28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2T09:28:00">
            <text:p>11/02/10 09:28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2T09:28:00">
            <text:p>11/02/10 09:28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2T09:28:00">
            <text:p>11/02/10 09:28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09:28:00">
            <text:p>11/02/10 09:28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2T09:45:00">
            <text:p>11/02/10 09:45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2T09:45:00">
            <text:p>11/02/10 09:45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>
            <text:p><text:s/>a</text:p>
          </table:table-cell>
          <table:table-cell office:value-type="float" office:value="1">
            <text:p>1</text:p>
          </table:table-cell>
          <table:table-cell office:value-type="date" office:date-value="2010-11-02T09:46:00">
            <text:p>11/02/10 09:46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2T09:46:00">
            <text:p>11/02/10 09:46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2T09:46:00">
            <text:p>11/02/10 09:46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09:48:00">
            <text:p>11/02/10 09:48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09:48:00">
            <text:p>11/02/10 09:48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2T09:49:00">
            <text:p>11/02/10 09:49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2T09:50:00">
            <text:p>11/02/10 09:50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table:number-columns-repeated="2" office:value-type="float" office:value="0.6">
            <text:p>0.6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2T09:51:00">
            <text:p>11/02/10 09:51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09:52:00">
            <text:p>11/02/10 09:52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string">
            <text:p><text:s/>a</text:p>
          </table:table-cell>
          <table:table-cell office:value-type="float" office:value="1">
            <text:p>1</text:p>
          </table:table-cell>
          <table:table-cell office:value-type="date" office:date-value="2010-11-02T09:52:00">
            <text:p>11/02/10 09:52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.5">
            <text:p>0.5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2T09:52:00">
            <text:p>11/02/10 09:52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2T09:55:00">
            <text:p>11/02/10 09:55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09:55:00">
            <text:p>11/02/10 09:55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.3">
            <text:p>0.3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09:55:00">
            <text:p>11/02/10 09:55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.3">
            <text:p>0.3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09:55:00">
            <text:p>11/02/10 09:55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table:number-columns-repeated="2" office:value-type="float" office:value="0.6">
            <text:p>0.6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2T09:57:00">
            <text:p>11/02/10 09:57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2T09:57:00">
            <text:p>11/02/10 09:57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09:57:00">
            <text:p>11/02/10 09:57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2T09:57:00">
            <text:p>11/02/10 09:57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2T09:58:00">
            <text:p>11/02/10 09:58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2T09:58:00">
            <text:p>11/02/10 09:58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2T09:58:00">
            <text:p>11/02/10 09:58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09:58:00">
            <text:p>11/02/10 09:58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09:58:00">
            <text:p>11/02/10 09:58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09:58:00">
            <text:p>11/02/10 09:58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2T09:59:00">
            <text:p>11/02/10 09:59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09:59:00">
            <text:p>11/02/10 09:59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09:59:00">
            <text:p>11/02/10 09:59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09:59:00">
            <text:p>11/02/10 09:59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10:07:00">
            <text:p>11/02/10 10:07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10:22:00">
            <text:p>11/02/10 10:22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4">
            <text:p>0.4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2T10:22:00">
            <text:p>11/02/10 10:22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2T10:39:00">
            <text:p>11/02/10 10:39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10:39:00">
            <text:p>11/02/10 10:39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table:number-columns-repeated="2" office:value-type="float" office:value="0.6">
            <text:p>0.6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2T10:45:00">
            <text:p>11/02/10 10:45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10:46:00">
            <text:p>11/02/10 10:46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2T10:46:00">
            <text:p>11/02/10 10:46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2T10:46:00">
            <text:p>11/02/10 10:46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table:number-columns-repeated="2" office:value-type="float" office:value="0.4">
            <text:p>0.4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2T10:46:00">
            <text:p>11/02/10 10:46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2T10:48:00">
            <text:p>11/02/10 10:48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10:48:00">
            <text:p>11/02/10 10:48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2T10:48:00">
            <text:p>11/02/10 10:48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2T10:48:00">
            <text:p>11/02/10 10:48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10:48:00">
            <text:p>11/02/10 10:48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2T11:02:00">
            <text:p>11/02/10 11:02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4">
            <text:p>0.4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11:02:00">
            <text:p>11/02/10 11:02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2T11:02:00">
            <text:p>11/02/10 11:02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2T11:32:00">
            <text:p>11/02/10 11:32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2T11:33:00">
            <text:p>11/02/10 11:33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11:57:00">
            <text:p>11/02/10 11:57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2T11:57:00">
            <text:p>11/02/10 11:57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11:57:00">
            <text:p>11/02/10 11:57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.5">
            <text:p>0.5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11:58:00">
            <text:p>11/02/10 11:58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2T11:58:00">
            <text:p>11/02/10 11:58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2T11:58:00">
            <text:p>11/02/10 11:58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11:58:00">
            <text:p>11/02/10 11:58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2T11:58:00">
            <text:p>11/02/10 11:58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2T11:58:00">
            <text:p>11/02/10 11:58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2T11:58:00">
            <text:p>11/02/10 11:58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2T11:59:00">
            <text:p>11/02/10 11:59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2T12:26:00">
            <text:p>11/02/10 12:26 P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12:26:00">
            <text:p>11/02/10 12:26 P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12:49:00">
            <text:p>11/02/10 12:49 P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2T12:49:00">
            <text:p>11/02/10 12:49 P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13:14:00">
            <text:p>11/02/10 01:14 P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2T13:14:00">
            <text:p>11/02/10 01:14 P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13:30:00">
            <text:p>11/02/10 01:30 P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2T13:30:00">
            <text:p>11/02/10 01:30 P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2T13:30:00">
            <text:p>11/02/10 01:30 P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14:07:00">
            <text:p>11/02/10 02:07 P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2T14:08:00">
            <text:p>11/02/10 02:08 P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2T14:08:00">
            <text:p>11/02/10 02:08 P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.5">
            <text:p>0.5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14:08:00">
            <text:p>11/02/10 02:08 P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2T14:09:00">
            <text:p>11/02/10 02:09 P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2T14:09:00">
            <text:p>11/02/10 02:09 P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2T14:09:00">
            <text:p>11/02/10 02:09 P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2T14:09:00">
            <text:p>11/02/10 02:09 P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14:09:00">
            <text:p>11/02/10 02:09 P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2T14:26:00">
            <text:p>11/02/10 02:26 P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14:36:00">
            <text:p>11/02/10 02:36 P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2T14:36:00">
            <text:p>11/02/10 02:36 P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14:54:00">
            <text:p>11/02/10 02:54 P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2T14:54:00">
            <text:p>11/02/10 02:54 P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14:56:00">
            <text:p>11/02/10 02:56 P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2T14:56:00">
            <text:p>11/02/10 02:56 P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14:56:00">
            <text:p>11/02/10 02:56 P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14:56:00">
            <text:p>11/02/10 02:56 P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14:56:00">
            <text:p>11/02/10 02:56 P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2T14:56:00">
            <text:p>11/02/10 02:56 P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2T14:57:00">
            <text:p>11/02/10 02:57 PM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4">
            <text:p>0.4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14:57:00">
            <text:p>11/02/10 02:57 P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.5">
            <text:p>0.5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2T15:15:00">
            <text:p>11/02/10 03:15 PM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4">
            <text:p>0.4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2T15:15:00">
            <text:p>11/02/10 03:15 P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2T15:16:00">
            <text:p>11/02/10 03:16 P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2T15:17:00">
            <text:p>11/02/10 03:17 PM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6">
            <text:p>0.6</text:p>
          </table:table-cell>
          <table:table-cell office:value-type="string">
            <text:p><text:s/>-</text:p>
          </table:table-cell>
          <table:table-cell office:value-type="float" office:value="1">
            <text:p>1</text:p>
          </table:table-cell>
          <table:table-cell office:value-type="date" office:date-value="2010-11-02T15:17:00">
            <text:p>11/02/10 03:17 P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<text:s/>b</text:p>
          </table:table-cell>
          <table:table-cell office:value-type="float" office:value="1">
            <text:p>1</text:p>
          </table:table-cell>
          <table:table-cell office:value-type="date" office:date-value="2010-11-02T15:18:00">
            <text:p>11/02/10 03:18 P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2T15:21:00">
            <text:p>11/02/10 03:21 P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15:21:00">
            <text:p>11/02/10 03:21 PM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2T15:21:00">
            <text:p>11/02/10 03:21 P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15:49:00">
            <text:p>11/02/10 03:49 P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2T15:49:00">
            <text:p>11/02/10 03:49 P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15:49:00">
            <text:p>11/02/10 03:49 P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15:49:00">
            <text:p>11/02/10 03:49 P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15:49:00">
            <text:p>11/02/10 03:49 P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2T15:50:00">
            <text:p>11/02/10 03:50 P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2T15:50:00">
            <text:p>11/02/10 03:50 P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string">
            <text:p><text:s/>b</text:p>
          </table:table-cell>
          <table:table-cell office:value-type="float" office:value="1">
            <text:p>1</text:p>
          </table:table-cell>
          <table:table-cell office:value-type="date" office:date-value="2010-11-02T16:14:00">
            <text:p>11/02/10 04:14 P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2T16:15:00">
            <text:p>11/02/10 04:15 P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string">
            <text:p><text:s/>a</text:p>
          </table:table-cell>
          <table:table-cell office:value-type="float" office:value="1">
            <text:p>1</text:p>
          </table:table-cell>
          <table:table-cell office:value-type="date" office:date-value="2010-11-02T16:15:00">
            <text:p>11/02/10 04:15 P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string">
            <text:p><text:s/>b</text:p>
          </table:table-cell>
          <table:table-cell office:value-type="float" office:value="1">
            <text:p>1</text:p>
          </table:table-cell>
          <table:table-cell office:value-type="date" office:date-value="2010-11-02T16:15:00">
            <text:p>11/02/10 04:15 P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16:26:00">
            <text:p>11/02/10 04:26 P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2T16:26:00">
            <text:p>11/02/10 04:26 P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table:number-columns-repeated="2" office:value-type="float" office:value="0.4">
            <text:p>0.4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2T16:26:00">
            <text:p>11/02/10 04:26 P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2T16:26:00">
            <text:p>11/02/10 04:26 P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2T16:27:00">
            <text:p>11/02/10 04:27 P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2T16:27:00">
            <text:p>11/02/10 04:27 P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17:13:00">
            <text:p>11/02/10 05:13 P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2T17:13:00">
            <text:p>11/02/10 05:13 P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17:15:00">
            <text:p>11/02/10 05:15 P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string">
            <text:p><text:s/>b</text:p>
          </table:table-cell>
          <table:table-cell office:value-type="float" office:value="1">
            <text:p>1</text:p>
          </table:table-cell>
          <table:table-cell office:value-type="date" office:date-value="2010-11-02T17:16:00">
            <text:p>11/02/10 05:16 P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b</text:p>
          </table:table-cell>
          <table:table-cell office:value-type="float" office:value="1">
            <text:p>1</text:p>
          </table:table-cell>
          <table:table-cell office:value-type="date" office:date-value="2010-11-02T17:16:00">
            <text:p>11/02/10 05:16 P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17:17:00">
            <text:p>11/02/10 05:17 P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2T17:17:00">
            <text:p>11/02/10 05:17 P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2T17:17:00">
            <text:p>11/02/10 05:17 P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2T17:17:00">
            <text:p>11/02/10 05:17 P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string">
            <text:p><text:s/>b</text:p>
          </table:table-cell>
          <table:table-cell office:value-type="float" office:value="1">
            <text:p>1</text:p>
          </table:table-cell>
          <table:table-cell office:value-type="date" office:date-value="2010-11-02T17:18:00">
            <text:p>11/02/10 05:18 P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2T17:18:00">
            <text:p>11/02/10 05:18 P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17:18:00">
            <text:p>11/02/10 05:18 P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17:18:00">
            <text:p>11/02/10 05:18 P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2T17:19:00">
            <text:p>11/02/10 05:19 P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2T17:22:00">
            <text:p>11/02/10 05:22 P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2T17:22:00">
            <text:p>11/02/10 05:22 P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2T17:22:00">
            <text:p>11/02/10 05:22 P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17:23:00">
            <text:p>11/02/10 05:23 P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17:23:00">
            <text:p>11/02/10 05:23 P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2T17:23:00">
            <text:p>11/02/10 05:23 P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17:23:00">
            <text:p>11/02/10 05:23 P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2T17:23:00">
            <text:p>11/02/10 05:23 P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17:23:00">
            <text:p>11/02/10 05:23 P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2T17:23:00">
            <text:p>11/02/10 05:23 P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2T17:23:00">
            <text:p>11/02/10 05:23 P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.3">
            <text:p>0.3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2T17:23:00">
            <text:p>11/02/10 05:23 P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1">
            <text:p>1</text:p>
          </table:table-cell>
          <table:table-cell office:value-type="date" office:date-value="2010-11-02T17:24:00">
            <text:p>11/02/10 05:24 P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string">
            <text:p><text:s/>a</text:p>
          </table:table-cell>
          <table:table-cell office:value-type="float" office:value="1">
            <text:p>1</text:p>
          </table:table-cell>
          <table:table-cell office:value-type="date" office:date-value="2010-11-02T17:24:00">
            <text:p>11/02/10 05:24 P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17:24:00">
            <text:p>11/02/10 05:24 P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17:24:00">
            <text:p>11/02/10 05:24 P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string">
            <text:p><text:s/>b</text:p>
          </table:table-cell>
          <table:table-cell office:value-type="float" office:value="1">
            <text:p>1</text:p>
          </table:table-cell>
          <table:table-cell office:value-type="date" office:date-value="2010-11-02T17:24:00">
            <text:p>11/02/10 05:24 P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1">
            <text:p>1</text:p>
          </table:table-cell>
          <table:table-cell office:value-type="date" office:date-value="2010-11-02T17:36:00">
            <text:p>11/02/10 05:36 P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17:36:00">
            <text:p>11/02/10 05:36 P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2T17:36:00">
            <text:p>11/02/10 05:36 P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17:55:00">
            <text:p>11/02/10 05:55 P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18:20:00">
            <text:p>11/02/10 06:20 P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2T18:20:00">
            <text:p>11/02/10 06:20 P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2T18:20:00">
            <text:p>11/02/10 06:20 P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2T18:21:00">
            <text:p>11/02/10 06:21 P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18:21:00">
            <text:p>11/02/10 06:21 P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2T18:21:00">
            <text:p>11/02/10 06:21 P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18:21:00">
            <text:p>11/02/10 06:21 PM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18:22:00">
            <text:p>11/02/10 06:22 P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.5">
            <text:p>0.5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18:22:00">
            <text:p>11/02/10 06:22 P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18:23:00">
            <text:p>11/02/10 06:23 PM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18:23:00">
            <text:p>11/02/10 06:23 P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18:23:00">
            <text:p>11/02/10 06:23 P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2T18:24:00">
            <text:p>11/02/10 06:24 P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2T18:24:00">
            <text:p>11/02/10 06:24 P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2T18:24:00">
            <text:p>11/02/10 06:24 PM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2T18:24:00">
            <text:p>11/02/10 06:24 P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2T18:24:00">
            <text:p>11/02/10 06:24 P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2T18:24:00">
            <text:p>11/02/10 06:24 P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.3">
            <text:p>0.3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18:24:00">
            <text:p>11/02/10 06:24 P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2T18:25:00">
            <text:p>11/02/10 06:25 PM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18:52:00">
            <text:p>11/02/10 06:52 P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2T18:52:00">
            <text:p>11/02/10 06:52 P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2T18:58:00">
            <text:p>11/02/10 06:58 P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2T19:12:00">
            <text:p>11/02/10 07:12 P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19:12:00">
            <text:p>11/02/10 07:12 P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2T19:15:00">
            <text:p>11/02/10 07:15 P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<text:s/>a</text:p>
          </table:table-cell>
          <table:table-cell office:value-type="float" office:value="1">
            <text:p>1</text:p>
          </table:table-cell>
          <table:table-cell office:value-type="date" office:date-value="2010-11-02T19:16:00">
            <text:p>11/02/10 07:16 P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2T19:16:00">
            <text:p>11/02/10 07:16 P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.3">
            <text:p>0.3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19:16:00">
            <text:p>11/02/10 07:16 P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table:number-columns-repeated="2" office:value-type="float" office:value="0.4">
            <text:p>0.4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19:32:00">
            <text:p>11/02/10 07:32 P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2T19:32:00">
            <text:p>11/02/10 07:32 P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.5">
            <text:p>0.5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2T20:05:00">
            <text:p>11/02/10 08:05 P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2T22:47:00">
            <text:p>11/02/10 10:47 PM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2T22:48:00">
            <text:p>11/02/10 10:48 P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3T01:53:00">
            <text:p>11/03/10 01:53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3T01:53:00">
            <text:p>11/03/10 01:53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3T01:53:00">
            <text:p>11/03/10 01:53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3T01:54:00">
            <text:p>11/03/10 01:54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3T01:54:00">
            <text:p>11/03/10 01:54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3T01:54:00">
            <text:p>11/03/10 01:54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.3">
            <text:p>0.3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3T01:54:00">
            <text:p>11/03/10 01:54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3T03:19:00">
            <text:p>11/03/10 03:19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3T03:19:00">
            <text:p>11/03/10 03:19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3T03:30:00">
            <text:p>11/03/10 03:30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3T06:07:00">
            <text:p>11/03/10 06:07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3T06:07:00">
            <text:p>11/03/10 06:07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3T06:07:00">
            <text:p>11/03/10 06:07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.3">
            <text:p>0.3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3T06:07:00">
            <text:p>11/03/10 06:07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3T06:07:00">
            <text:p>11/03/10 06:07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.5">
            <text:p>0.5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3T06:07:00">
            <text:p>11/03/10 06:07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3T07:04:00">
            <text:p>11/03/10 07:04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3T07:04:00">
            <text:p>11/03/10 07:04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3T07:21:00">
            <text:p>11/03/10 07:21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3T07:22:00">
            <text:p>11/03/10 07:22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string">
            <text:p><text:s/>a</text:p>
          </table:table-cell>
          <table:table-cell office:value-type="float" office:value="1">
            <text:p>1</text:p>
          </table:table-cell>
          <table:table-cell office:value-type="date" office:date-value="2010-11-03T08:43:00">
            <text:p>11/03/10 08:43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6">
            <text:p>0.6</text:p>
          </table:table-cell>
          <table:table-cell office:value-type="string">
            <text:p><text:s/>a</text:p>
          </table:table-cell>
          <table:table-cell office:value-type="float" office:value="1">
            <text:p>1</text:p>
          </table:table-cell>
          <table:table-cell office:value-type="date" office:date-value="2010-11-03T08:44:00">
            <text:p>11/03/10 08:44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.3">
            <text:p>0.3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3T09:15:00">
            <text:p>11/03/10 09:15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6">
            <text:p>0.6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3T09:15:00">
            <text:p>11/03/10 09:15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3T09:15:00">
            <text:p>11/03/10 09:15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3T09:16:00">
            <text:p>11/03/10 09:16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3T09:16:00">
            <text:p>11/03/10 09:16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3T09:19:00">
            <text:p>11/03/10 09:19 A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3T09:19:00">
            <text:p>11/03/10 09:19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3T09:20:00">
            <text:p>11/03/10 09:20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3T09:20:00">
            <text:p>11/03/10 09:20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3T09:51:00">
            <text:p>11/03/10 09:51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3T09:52:00">
            <text:p>11/03/10 09:52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.3">
            <text:p>0.3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3T10:22:00">
            <text:p>11/03/10 10:22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3T10:58:00">
            <text:p>11/03/10 10:58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3T10:58:00">
            <text:p>11/03/10 10:58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3T10:58:00">
            <text:p>11/03/10 10:58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3T10:58:00">
            <text:p>11/03/10 10:58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3T10:58:00">
            <text:p>11/03/10 10:58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3T13:54:00">
            <text:p>11/03/10 01:54 P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<text:s/>b</text:p>
          </table:table-cell>
          <table:table-cell office:value-type="float" office:value="1">
            <text:p>1</text:p>
          </table:table-cell>
          <table:table-cell office:value-type="date" office:date-value="2010-11-03T13:54:00">
            <text:p>11/03/10 01:54 P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string">
            <text:p><text:s/>a</text:p>
          </table:table-cell>
          <table:table-cell office:value-type="float" office:value="1">
            <text:p>1</text:p>
          </table:table-cell>
          <table:table-cell office:value-type="date" office:date-value="2010-11-03T13:54:00">
            <text:p>11/03/10 01:54 P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table:number-columns-repeated="2" office:value-type="float" office:value="0.6">
            <text:p>0.6</text:p>
          </table:table-cell>
          <table:table-cell office:value-type="string">
            <text:p><text:s/>-</text:p>
          </table:table-cell>
          <table:table-cell office:value-type="float" office:value="1">
            <text:p>1</text:p>
          </table:table-cell>
          <table:table-cell office:value-type="date" office:date-value="2010-11-03T13:55:00">
            <text:p>11/03/10 01:55 P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1">
            <text:p>1</text:p>
          </table:table-cell>
          <table:table-cell office:value-type="date" office:date-value="2010-11-03T13:55:00">
            <text:p>11/03/10 01:55 P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string">
            <text:p><text:s/>b</text:p>
          </table:table-cell>
          <table:table-cell office:value-type="float" office:value="1">
            <text:p>1</text:p>
          </table:table-cell>
          <table:table-cell office:value-type="date" office:date-value="2010-11-03T13:55:00">
            <text:p>11/03/10 01:55 P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3T13:55:00">
            <text:p>11/03/10 01:55 P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1">
            <text:p>1</text:p>
          </table:table-cell>
          <table:table-cell office:value-type="date" office:date-value="2010-11-03T13:56:00">
            <text:p>11/03/10 01:56 P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3T15:46:00">
            <text:p>11/03/10 03:46 P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3T15:47:00">
            <text:p>11/03/10 03:47 P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3T18:12:00">
            <text:p>11/03/10 06:12 P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3T18:12:00">
            <text:p>11/03/10 06:12 P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3T18:12:00">
            <text:p>11/03/10 06:12 PM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6">
            <text:p>0.6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3T18:13:00">
            <text:p>11/03/10 06:13 P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3T18:13:00">
            <text:p>11/03/10 06:13 P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.3">
            <text:p>0.3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3T18:13:00">
            <text:p>11/03/10 06:13 P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3T18:13:00">
            <text:p>11/03/10 06:13 P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3T18:13:00">
            <text:p>11/03/10 06:13 P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3T18:13:00">
            <text:p>11/03/10 06:13 P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3T18:14:00">
            <text:p>11/03/10 06:14 P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3T18:14:00">
            <text:p>11/03/10 06:14 P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3T18:14:00">
            <text:p>11/03/10 06:14 P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3T18:14:00">
            <text:p>11/03/10 06:14 P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.5">
            <text:p>0.5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3T18:14:00">
            <text:p>11/03/10 06:14 P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3T18:14:00">
            <text:p>11/03/10 06:14 P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table:number-columns-repeated="2" office:value-type="float" office:value="0.7">
            <text:p>0.7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3T18:14:00">
            <text:p>11/03/10 06:14 P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3T18:14:00">
            <text:p>11/03/10 06:14 P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3T18:14:00">
            <text:p>11/03/10 06:14 P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3T18:14:00">
            <text:p>11/03/10 06:14 P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3T18:15:00">
            <text:p>11/03/10 06:15 P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3T18:15:00">
            <text:p>11/03/10 06:15 P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3T18:15:00">
            <text:p>11/03/10 06:15 P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3T18:15:00">
            <text:p>11/03/10 06:15 P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3T18:15:00">
            <text:p>11/03/10 06:15 P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3T18:15:00">
            <text:p>11/03/10 06:15 P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3T18:15:00">
            <text:p>11/03/10 06:15 P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3T18:15:00">
            <text:p>11/03/10 06:15 P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.3">
            <text:p>0.3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3T18:15:00">
            <text:p>11/03/10 06:15 P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.3">
            <text:p>0.3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3T18:16:00">
            <text:p>11/03/10 06:16 P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3T18:16:00">
            <text:p>11/03/10 06:16 P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3T18:16:00">
            <text:p>11/03/10 06:16 P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3T18:16:00">
            <text:p>11/03/10 06:16 P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3T18:16:00">
            <text:p>11/03/10 06:16 P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table:number-columns-repeated="2" office:value-type="float" office:value="0.4">
            <text:p>0.4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3T18:16:00">
            <text:p>11/03/10 06:16 PM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6">
            <text:p>0.6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3T18:16:00">
            <text:p>11/03/10 06:16 P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3T18:17:00">
            <text:p>11/03/10 06:17 PM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6">
            <text:p>0.6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3T18:18:00">
            <text:p>11/03/10 06:18 P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3T18:18:00">
            <text:p>11/03/10 06:18 P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3T18:42:00">
            <text:p>11/03/10 06:42 P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table:number-columns-repeated="2" office:value-type="float" office:value="0.7">
            <text:p>0.7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3T18:42:00">
            <text:p>11/03/10 06:42 P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table:number-columns-repeated="2" office:value-type="float" office:value="0.4">
            <text:p>0.4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3T18:43:00">
            <text:p>11/03/10 06:43 P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3T18:43:00">
            <text:p>11/03/10 06:43 P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table:number-columns-repeated="2" office:value-type="float" office:value="0.6">
            <text:p>0.6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3T19:07:00">
            <text:p>11/03/10 07:07 P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3T19:07:00">
            <text:p>11/03/10 07:07 P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3T19:07:00">
            <text:p>11/03/10 07:07 PM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3T19:07:00">
            <text:p>11/03/10 07:07 P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3T19:07:00">
            <text:p>11/03/10 07:07 P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3T19:07:00">
            <text:p>11/03/10 07:07 P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3T19:08:00">
            <text:p>11/03/10 07:08 P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3T19:08:00">
            <text:p>11/03/10 07:08 P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<text:s/>-</text:p>
          </table:table-cell>
          <table:table-cell office:value-type="float" office:value="1">
            <text:p>1</text:p>
          </table:table-cell>
          <table:table-cell office:value-type="date" office:date-value="2010-11-04T07:50:00">
            <text:p>11/04/10 07:50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4T07:50:00">
            <text:p>11/04/10 07:50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4T07:50:00">
            <text:p>11/04/10 07:50 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4T10:45:00">
            <text:p>11/04/10 10:45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4T10:46:00">
            <text:p>11/04/10 10:46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4T10:46:00">
            <text:p>11/04/10 10:46 AM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4T14:12:00">
            <text:p>11/04/10 02:12 P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<text:s/>b</text:p>
          </table:table-cell>
          <table:table-cell office:value-type="float" office:value="1">
            <text:p>1</text:p>
          </table:table-cell>
          <table:table-cell office:value-type="date" office:date-value="2010-11-04T16:53:00">
            <text:p>11/04/10 04:53 PM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6">
            <text:p>0.6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4T16:57:00">
            <text:p>11/04/10 04:57 P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4T17:26:00">
            <text:p>11/04/10 05:26 P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table:number-columns-repeated="2" office:value-type="float" office:value="0.6">
            <text:p>0.6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4T17:26:00">
            <text:p>11/04/10 05:26 P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.3">
            <text:p>0.3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4T17:26:00">
            <text:p>11/04/10 05:26 PM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5T00:42:00">
            <text:p>11/05/10 12:42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5T00:42:00">
            <text:p>11/05/10 12:42 AM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string">
            <text:p><text:s/>-</text:p>
          </table:table-cell>
          <table:table-cell office:value-type="float" office:value="0">
            <text:p>0</text:p>
          </table:table-cell>
          <table:table-cell office:value-type="date" office:date-value="2010-11-05T00:42:00">
            <text:p>11/05/10 12:42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table:number-columns-repeated="2" office:value-type="float" office:value="0.6">
            <text:p>0.6</text:p>
          </table:table-cell>
          <table:table-cell office:value-type="string">
            <text:p><text:s/>a</text:p>
          </table:table-cell>
          <table:table-cell office:value-type="float" office:value="0">
            <text:p>0</text:p>
          </table:table-cell>
          <table:table-cell office:value-type="date" office:date-value="2010-11-05T00:43:00">
            <text:p>11/05/10 12:43 AM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table:number-columns-repeated="2" office:value-type="float" office:value="0.6">
            <text:p>0.6</text:p>
          </table:table-cell>
          <table:table-cell office:value-type="string">
            <text:p><text:s/>b</text:p>
          </table:table-cell>
          <table:table-cell office:value-type="float" office:value="0">
            <text:p>0</text:p>
          </table:table-cell>
          <table:table-cell office:value-type="date" office:date-value="2010-11-05T00:43:00">
            <text:p>11/05/10 12:43 AM</text:p>
          </table:table-cell>
        </table:table-row>
      </table:table>
      <table:table table:name="delay 0.2" table:style-name="ta1" table:print="false">
        <table:table-column table:style-name="co6" table:number-columns-repeated="3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6" table:default-cell-style-name="Default"/>
        <table:table-column table:style-name="co6" table:default-cell-style-name="ce12"/>
        <table:table-column table:style-name="co6" table:number-columns-repeated="5" table:default-cell-style-name="Default"/>
        <table:table-column table:style-name="co6" table:default-cell-style-name="ce29"/>
        <table:table-row table:style-name="ro1">
          <table:table-cell table:number-columns-repeated="8"/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table:number-columns-repeated="2"/>
          <table:table-cell table:style-name="ce2" office:value-type="string">
            <text:p>no delay</text:p>
          </table:table-cell>
          <table:table-cell table:style-name="ce2" office:value-type="float" office:value="0.2">
            <text:p>0.2</text:p>
          </table:table-cell>
          <table:table-cell table:style-name="ce2" office:value-type="float" office:value="0.4">
            <text:p>0.4</text:p>
          </table:table-cell>
          <table:table-cell table:style-name="ce2" office:value-type="float" office:value="0.6">
            <text:p>0.6</text:p>
          </table:table-cell>
          <table:table-cell table:style-name="ce2" office:value-type="string">
            <text:p>no spinner</text:p>
          </table:table-cell>
          <table:table-cell/>
          <table:table-cell table:style-name="ce10" office:value-type="string">
            <text:p>no delay</text:p>
          </table:table-cell>
          <table:table-cell table:style-name="ce15" table:number-columns-repeated="5"/>
          <table:table-cell table:style-name="ce27"/>
        </table:table-row>
        <table:table-row table:style-name="ro1">
          <table:table-cell/>
          <table:table-cell table:style-name="ce2" office:value-type="string">
            <text:p>no delay</text:p>
          </table:table-cell>
          <table:table-cell table:style-name="ce3" office:value-type="float" office:value="-0.01">
            <text:p>-0.01</text:p>
          </table:table-cell>
          <table:table-cell table:style-name="ce5" office:value-type="float" office:value="0.17">
            <text:p>0.17</text:p>
          </table:table-cell>
          <table:table-cell office:value-type="float" office:value="0.35">
            <text:p>0.35</text:p>
          </table:table-cell>
          <table:table-cell office:value-type="float" office:value="0.66">
            <text:p>0.66</text:p>
          </table:table-cell>
          <table:table-cell table:style-name="ce9" office:value-type="float" office:value="0.57">
            <text:p>0.57</text:p>
          </table:table-cell>
          <table:table-cell/>
          <table:table-cell table:style-name="ce11" office:value-type="string">
            <text:p>Compared to self – helps to determine if there is a drift towards first impression</text:p>
          </table:table-cell>
          <table:table-cell table:style-name="ce16" table:number-columns-repeated="5"/>
          <table:table-cell table:style-name="ce28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 table:style-name="ce4"/>
          <table:table-cell table:style-name="ce6" office:value-type="float" office:value="0.01">
            <text:p>0.01</text:p>
          </table:table-cell>
          <table:table-cell office:value-type="float" office:value="0.19">
            <text:p>0.19</text:p>
          </table:table-cell>
          <table:table-cell table:style-name="ce7" office:value-type="float" office:value="0.3">
            <text:p>0.3</text:p>
          </table:table-cell>
          <table:table-cell table:style-name="ce7" office:value-type="float" office:value="0.57">
            <text:p>0.57</text:p>
          </table:table-cell>
          <table:table-cell table:number-columns-repeated="2"/>
          <table:table-cell office:value-type="string">
            <text:p>Same speed</text:p>
          </table:table-cell>
          <table:table-cell office:value-type="string">
            <text:p>First faster</text:p>
          </table:table-cell>
          <table:table-cell office:value-type="string">
            <text:p>First slower</text:p>
          </table:table-cell>
          <table:table-cell/>
          <table:table-cell office:value-type="string">
            <text:p>broken</text:p>
          </table:table-cell>
          <table:table-cell/>
        </table:table-row>
        <table:table-row table:style-name="ro1">
          <table:table-cell/>
          <table:table-cell table:style-name="ce2" office:value-type="float" office:value="0.4">
            <text:p>0.4</text:p>
          </table:table-cell>
          <table:table-cell table:style-name="ce4" table:number-columns-repeated="2"/>
          <table:table-cell table:style-name="ce4" office:value-type="float" office:value="0.1">
            <text:p>0.1</text:p>
          </table:table-cell>
          <table:table-cell table:style-name="ce5" office:value-type="float" office:value="0.04">
            <text:p>0.04</text:p>
          </table:table-cell>
          <table:table-cell table:style-name="ce7" office:value-type="float" office:value="0.58">
            <text:p>0.58</text:p>
          </table:table-cell>
          <table:table-cell/>
          <table:table-cell office:value-type="float" office:value="0.2">
            <text:p>0.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0.6">
            <text:p>0.6</text:p>
          </table:table-cell>
          <table:table-cell table:style-name="ce4" table:number-columns-repeated="3"/>
          <table:table-cell table:style-name="ce8" office:value-type="float" office:value="0.19">
            <text:p>0.19</text:p>
          </table:table-cell>
          <table:table-cell table:number-columns-repeated="2"/>
          <table:table-cell office:value-type="float" office:value="0.4">
            <text:p>0.4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2">
            <text:p>2</text:p>
          </table:table-cell>
          <table:table-cell table:style-name="ce30" table:formula="of:=[.N6]/SUM([.J6:.L6])" office:value-type="float" office:value="0.0571428571428571">
            <text:p>0.06</text:p>
          </table:table-cell>
        </table:table-row>
        <table:table-row table:style-name="ro1">
          <table:table-cell/>
          <table:table-cell table:style-name="ce2" office:value-type="string">
            <text:p>no spinner</text:p>
          </table:table-cell>
          <table:table-cell table:style-name="ce4" table:number-columns-repeated="5"/>
          <table:table-cell/>
          <table:table-cell office:value-type="float" office:value="0.6">
            <text:p>0.6</text:p>
          </table:table-cell>
          <table:table-cell office:value-type="float" office:value="14">
            <text:p>14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style-name="ce30" table:formula="of:=[.N7]/SUM([.J7:.L7])" office:value-type="float" office:value="0.05">
            <text:p>0.05</text:p>
          </table:table-cell>
        </table:table-row>
        <table:table-row table:style-name="ro1">
          <table:table-cell table:number-columns-repeated="8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/>
          <table:table-cell table:style-name="ce30" table:formula="of:=[.N8]/SUM([.J8:.L8])" office:value-type="float" office:value="0">
            <text:p>0</text:p>
          </table:table-cell>
        </table:table-row>
        <table:table-row table:style-name="ro1">
          <table:table-cell table:number-columns-repeated="8"/>
          <table:table-cell office:value-type="float" office:value="1.5">
            <text:p>1.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/>
          <table:table-cell table:style-name="ce30" table:formula="of:=[.N9]/SUM([.J9:.L9])" office:value-type="float" office:value="0">
            <text:p>0</text:p>
          </table:table-cell>
        </table:table-row>
        <table:table-row table:style-name="ro1">
          <table:table-cell table:number-columns-repeated="8"/>
          <table:table-cell table:style-name="ce13" table:formula="of:=SUM([.J10:.L10])" office:value-type="float" office:value="142">
            <text:p>142</text:p>
          </table:table-cell>
          <table:table-cell table:style-name="ce17" table:formula="of:=SUM([.J5:.J9])" office:value-type="float" office:value="80">
            <text:p>80</text:p>
          </table:table-cell>
          <table:table-cell table:style-name="ce17" table:formula="of:=SUM([.K5:.K9])" office:value-type="float" office:value="30">
            <text:p>30</text:p>
          </table:table-cell>
          <table:table-cell table:style-name="ce17" table:formula="of:=SUM([.L5:.L9])" office:value-type="float" office:value="32">
            <text:p>32</text:p>
          </table:table-cell>
          <table:table-cell table:style-name="ce20" table:formula="of:=([.K10]-[.L10])/[.I10]" office:value-type="float" office:value="-0.0140845070422535">
            <text:p>-0.01</text:p>
          </table:table-cell>
          <table:table-cell table:style-name="ce17" table:formula="of:=SUM([.N6:.N9])" office:value-type="float" office:value="3">
            <text:p>3</text:p>
          </table:table-cell>
          <table:table-cell table:style-name="ce31" table:formula="of:=[.N10]/SUM([.J10:.L10])" office:value-type="float" office:value="0.0211267605633803">
            <text:p>0.02</text:p>
          </table:table-cell>
        </table:table-row>
        <table:table-row table:style-name="ro1">
          <table:table-cell table:number-columns-repeated="8"/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table:number-columns-repeated="8"/>
          <table:table-cell table:style-name="ce10" office:value-type="float" office:value="0.2">
            <text:p>0.2</text:p>
          </table:table-cell>
          <table:table-cell table:style-name="ce15" table:number-columns-repeated="5"/>
          <table:table-cell table:style-name="ce27"/>
        </table:table-row>
        <table:table-row table:style-name="ro1">
          <table:table-cell table:number-columns-repeated="8"/>
          <table:table-cell table:style-name="ce11" office:value-type="string">
            <text:p>Compared to 0.0</text:p>
          </table:table-cell>
          <table:table-cell table:style-name="ce16" table:number-columns-repeated="5"/>
          <table:table-cell table:style-name="ce28"/>
        </table:table-row>
        <table:table-row table:style-name="ro1">
          <table:table-cell table:number-columns-repeated="9"/>
          <table:table-cell office:value-type="string">
            <text:p>Same speed</text:p>
          </table:table-cell>
          <table:table-cell office:value-type="string">
            <text:p>Faster</text:p>
          </table:table-cell>
          <table:table-cell office:value-type="string">
            <text:p>Slower</text:p>
          </table:table-cell>
          <table:table-cell/>
          <table:table-cell office:value-type="string">
            <text:p>broken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4">
            <text:p>0.4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/>
          <table:table-cell office:value-type="float" office:value="1">
            <text:p>1</text:p>
          </table:table-cell>
          <table:table-cell table:style-name="ce30" table:formula="of:=[.N15]/SUM([.J15:.L15])" office:value-type="float" office:value="0.0181818181818182">
            <text:p>0.02</text:p>
          </table:table-cell>
        </table:table-row>
        <table:table-row table:style-name="ro1">
          <table:table-cell table:number-columns-repeated="8"/>
          <table:table-cell office:value-type="float" office:value="0.6">
            <text:p>0.6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 table:style-name="ce30" table:formula="of:=[.N16]/SUM([.J16:.L16])" office:value-type="float" office:value="0.0645161290322581">
            <text:p>0.06</text:p>
          </table:table-cell>
        </table:table-row>
        <table:table-row table:style-name="ro1">
          <table:table-cell table:number-columns-repeated="8"/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 table:style-name="ce30" table:formula="of:=[.N17]/SUM([.J17:.L17])" office:value-type="float" office:value="0.0512820512820513">
            <text:p>0.05</text:p>
          </table:table-cell>
        </table:table-row>
        <table:table-row table:style-name="ro1">
          <table:table-cell table:number-columns-repeated="8"/>
          <table:table-cell office:value-type="float" office:value="1.5">
            <text:p>1.5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style-name="ce30" table:formula="of:=[.N18]/SUM([.J18:.L18])" office:value-type="float" office:value="0.0645161290322581">
            <text:p>0.06</text:p>
          </table:table-cell>
        </table:table-row>
        <table:table-row table:style-name="ro1">
          <table:table-cell table:number-columns-repeated="8"/>
          <table:table-cell table:style-name="ce14" table:formula="of:=SUM([.J19:.L19])" office:value-type="float" office:value="156">
            <text:p>156</text:p>
          </table:table-cell>
          <table:table-cell table:style-name="ce18" table:formula="of:=SUM([.J15:.J18])" office:value-type="float" office:value="71">
            <text:p>71</text:p>
          </table:table-cell>
          <table:table-cell table:style-name="ce18" table:formula="of:=SUM([.K15:.K18])" office:value-type="float" office:value="56">
            <text:p>56</text:p>
          </table:table-cell>
          <table:table-cell table:style-name="ce18" table:formula="of:=SUM([.L15:.L18])" office:value-type="float" office:value="29">
            <text:p>29</text:p>
          </table:table-cell>
          <table:table-cell table:style-name="ce21" table:formula="of:=([.K19]-[.L19])/[.I19]" office:value-type="float" office:value="0.173076923076923">
            <text:p>0.17</text:p>
          </table:table-cell>
          <table:table-cell table:style-name="ce18" table:formula="of:=SUM([.N15:.N18])" office:value-type="float" office:value="7">
            <text:p>7</text:p>
          </table:table-cell>
          <table:table-cell table:style-name="ce32" table:formula="of:=[.N19]/SUM([.J19:.L19])" office:value-type="float" office:value="0.0448717948717949">
            <text:p>0.04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8"/>
          <table:table-cell table:style-name="ce11" office:value-type="string">
            <text:p>Compared to self – helps to determine if there is a drift towards first impression</text:p>
          </table:table-cell>
          <table:table-cell table:style-name="ce16" table:number-columns-repeated="5"/>
          <table:table-cell table:style-name="ce28"/>
        </table:table-row>
        <table:table-row table:style-name="ro1">
          <table:table-cell table:number-columns-repeated="9"/>
          <table:table-cell office:value-type="string">
            <text:p>Same speed</text:p>
          </table:table-cell>
          <table:table-cell office:value-type="string">
            <text:p>First faster</text:p>
          </table:table-cell>
          <table:table-cell office:value-type="string">
            <text:p>First slower</text:p>
          </table:table-cell>
          <table:table-cell/>
          <table:table-cell office:value-type="string">
            <text:p>broken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4">
            <text:p>0.4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office:value-type="float" office:value="1">
            <text:p>1</text:p>
          </table:table-cell>
          <table:table-cell table:style-name="ce30" table:formula="of:=[.N24]/SUM([.J24:.L24])" office:value-type="float" office:value="0.0277777777777778">
            <text:p>0.03</text:p>
          </table:table-cell>
        </table:table-row>
        <table:table-row table:style-name="ro1">
          <table:table-cell table:number-columns-repeated="8"/>
          <table:table-cell office:value-type="float" office:value="0.6">
            <text:p>0.6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/>
          <table:table-cell table:style-name="ce30" table:formula="of:=[.N25]/SUM([.J25:.L25])" office:value-type="float" office:value="0">
            <text:p>0</text:p>
          </table:table-cell>
        </table:table-row>
        <table:table-row table:style-name="ro1">
          <table:table-cell table:number-columns-repeated="8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/>
          <table:table-cell/>
          <table:table-cell table:style-name="ce30" table:formula="of:=[.N26]/SUM([.J26:.L26])" office:value-type="float" office:value="0">
            <text:p>0</text:p>
          </table:table-cell>
        </table:table-row>
        <table:table-row table:style-name="ro1">
          <table:table-cell table:number-columns-repeated="8"/>
          <table:table-cell office:value-type="float" office:value="1.5">
            <text:p>1.5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/>
          <table:table-cell table:style-name="ce30" table:formula="of:=[.N27]/SUM([.J27:.L27])" office:value-type="float" office:value="0">
            <text:p>0</text:p>
          </table:table-cell>
        </table:table-row>
        <table:table-row table:style-name="ro1">
          <table:table-cell table:number-columns-repeated="8"/>
          <table:table-cell table:style-name="ce13" table:formula="of:=SUM([.J28:.L28])" office:value-type="float" office:value="89">
            <text:p>89</text:p>
          </table:table-cell>
          <table:table-cell table:style-name="ce17" table:formula="of:=SUM([.J24:.J27])" office:value-type="float" office:value="52">
            <text:p>52</text:p>
          </table:table-cell>
          <table:table-cell table:style-name="ce17" table:formula="of:=SUM([.K24:.K27])" office:value-type="float" office:value="19">
            <text:p>19</text:p>
          </table:table-cell>
          <table:table-cell table:style-name="ce17" table:formula="of:=SUM([.L24:.L27])" office:value-type="float" office:value="18">
            <text:p>18</text:p>
          </table:table-cell>
          <table:table-cell table:style-name="ce22" table:formula="of:=([.K28]-[.L28])/[.I28]" office:value-type="float" office:value="0.0112359550561798">
            <text:p>0.01</text:p>
          </table:table-cell>
          <table:table-cell table:style-name="ce17" table:formula="of:=SUM([.N24:.N27])" office:value-type="float" office:value="1">
            <text:p>1</text:p>
          </table:table-cell>
          <table:table-cell table:style-name="ce31" table:formula="of:=[.N28]/SUM([.J28:.L28])" office:value-type="float" office:value="0.0112359550561798">
            <text:p>0.01</text:p>
          </table:table-cell>
        </table:table-row>
        <table:table-row table:style-name="ro1">
          <table:table-cell table:number-columns-repeated="8"/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table:number-columns-repeated="8"/>
          <table:table-cell table:style-name="ce10" office:value-type="float" office:value="0.4">
            <text:p>0.4</text:p>
          </table:table-cell>
          <table:table-cell table:style-name="ce15" table:number-columns-repeated="5"/>
          <table:table-cell table:style-name="ce27"/>
        </table:table-row>
        <table:table-row table:style-name="ro1">
          <table:table-cell table:number-columns-repeated="8"/>
          <table:table-cell table:style-name="ce11" office:value-type="string">
            <text:p>Compared to 0.0</text:p>
          </table:table-cell>
          <table:table-cell table:style-name="ce16" table:number-columns-repeated="5"/>
          <table:table-cell table:style-name="ce28"/>
        </table:table-row>
        <table:table-row table:style-name="ro1">
          <table:table-cell table:number-columns-repeated="9"/>
          <table:table-cell office:value-type="string">
            <text:p>Same speed</text:p>
          </table:table-cell>
          <table:table-cell office:value-type="string">
            <text:p>Faster</text:p>
          </table:table-cell>
          <table:table-cell office:value-type="string">
            <text:p>Slower</text:p>
          </table:table-cell>
          <table:table-cell/>
          <table:table-cell office:value-type="string">
            <text:p>broken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6">
            <text:p>0.6</text:p>
          </table:table-cell>
          <table:table-cell office:value-type="float" office:value="9">
            <text:p>9</text:p>
          </table:table-cell>
          <table:table-cell table:number-columns-repeated="2" office:value-type="float" office:value="13">
            <text:p>13</text:p>
          </table:table-cell>
          <table:table-cell/>
          <table:table-cell/>
          <table:table-cell table:style-name="ce30" table:formula="of:=[.N33]/SUM([.J33:.L33])" office:value-type="float" office:value="0">
            <text:p>0</text:p>
          </table:table-cell>
        </table:table-row>
        <table:table-row table:style-name="ro1">
          <table:table-cell table:number-columns-repeated="8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style-name="ce33" table:formula="of:=[.N34]/SUM([.J34:.L34])" office:value-type="float" office:value="0.172413793103448">
            <text:p>0.17</text:p>
          </table:table-cell>
        </table:table-row>
        <table:table-row table:style-name="ro1">
          <table:table-cell table:number-columns-repeated="8"/>
          <table:table-cell office:value-type="float" office:value="1.5">
            <text:p>1.5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style-name="ce30" table:formula="of:=[.N35]/SUM([.J35:.L35])" office:value-type="float" office:value="0.03125">
            <text:p>0.03</text:p>
          </table:table-cell>
        </table:table-row>
        <table:table-row table:style-name="ro1">
          <table:table-cell table:number-columns-repeated="8"/>
          <table:table-cell table:style-name="ce14" table:formula="of:=SUM([.J36:.L36])" office:value-type="float" office:value="96">
            <text:p>96</text:p>
          </table:table-cell>
          <table:table-cell table:style-name="ce18" table:formula="of:=SUM([.J32:.J35])" office:value-type="float" office:value="24">
            <text:p>24</text:p>
          </table:table-cell>
          <table:table-cell table:style-name="ce18" table:formula="of:=SUM([.K32:.K35])" office:value-type="float" office:value="53">
            <text:p>53</text:p>
          </table:table-cell>
          <table:table-cell table:style-name="ce18" table:formula="of:=SUM([.L32:.L35])" office:value-type="float" office:value="19">
            <text:p>19</text:p>
          </table:table-cell>
          <table:table-cell table:style-name="ce21" table:formula="of:=([.K36]-[.L36])/[.I36]" office:value-type="float" office:value="0.354166666666667">
            <text:p>0.35</text:p>
          </table:table-cell>
          <table:table-cell table:style-name="ce18" table:formula="of:=SUM([.N32:.N35])" office:value-type="float" office:value="6">
            <text:p>6</text:p>
          </table:table-cell>
          <table:table-cell table:style-name="ce34" table:formula="of:=[.N36]/SUM([.J36:.L36])" office:value-type="float" office:value="0.0625">
            <text:p>0.06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8"/>
          <table:table-cell table:style-name="ce11" office:value-type="string">
            <text:p>Compared to 0.2</text:p>
          </table:table-cell>
          <table:table-cell table:style-name="ce16" table:number-columns-repeated="5"/>
          <table:table-cell table:style-name="ce28"/>
        </table:table-row>
        <table:table-row table:style-name="ro1">
          <table:table-cell table:number-columns-repeated="9"/>
          <table:table-cell office:value-type="string">
            <text:p>Same speed</text:p>
          </table:table-cell>
          <table:table-cell office:value-type="string">
            <text:p>Faster</text:p>
          </table:table-cell>
          <table:table-cell office:value-type="string">
            <text:p>Slower</text:p>
          </table:table-cell>
          <table:table-cell/>
          <table:table-cell office:value-type="string">
            <text:p>broken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6">
            <text:p>0.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office:value-type="float" office:value="3">
            <text:p>3</text:p>
          </table:table-cell>
          <table:table-cell table:style-name="ce33" table:formula="of:=[.N40]/SUM([.J40:.L40])" office:value-type="float" office:value="0.12">
            <text:p>0.12</text:p>
          </table:table-cell>
        </table:table-row>
        <table:table-row table:style-name="ro1">
          <table:table-cell table:number-columns-repeated="8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35" table:formula="of:=[.N41]/SUM([.J41:.L41])" office:value-type="float" office:value="0.04">
            <text:p>0.04</text:p>
          </table:table-cell>
        </table:table-row>
        <table:table-row table:style-name="ro1">
          <table:table-cell table:number-columns-repeated="8"/>
          <table:table-cell office:value-type="float" office:value="1.5">
            <text:p>1.5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/>
          <table:table-cell office:value-type="float" office:value="2">
            <text:p>2</text:p>
          </table:table-cell>
          <table:table-cell table:style-name="ce35" table:formula="of:=[.N42]/SUM([.J42:.L42])" office:value-type="float" office:value="0.0606060606060606">
            <text:p>0.06</text:p>
          </table:table-cell>
        </table:table-row>
        <table:table-row table:style-name="ro1">
          <table:table-cell table:number-columns-repeated="8"/>
          <table:table-cell table:style-name="ce14" table:formula="of:=SUM([.J43:.L43])" office:value-type="float" office:value="83">
            <text:p>83</text:p>
          </table:table-cell>
          <table:table-cell table:style-name="ce18" table:formula="of:=SUM([.J39:.J42])" office:value-type="float" office:value="33">
            <text:p>33</text:p>
          </table:table-cell>
          <table:table-cell table:style-name="ce18" table:formula="of:=SUM([.K39:.K42])" office:value-type="float" office:value="33">
            <text:p>33</text:p>
          </table:table-cell>
          <table:table-cell table:style-name="ce18" table:formula="of:=SUM([.L39:.L42])" office:value-type="float" office:value="17">
            <text:p>17</text:p>
          </table:table-cell>
          <table:table-cell table:style-name="ce21" table:formula="of:=([.K43]-[.L43])/[.I43]" office:value-type="float" office:value="0.192771084337349">
            <text:p>0.19</text:p>
          </table:table-cell>
          <table:table-cell table:style-name="ce18" table:formula="of:=SUM([.N39:.N42])" office:value-type="float" office:value="6">
            <text:p>6</text:p>
          </table:table-cell>
          <table:table-cell table:style-name="ce34" table:formula="of:=[.N43]/SUM([.J43:.L43])" office:value-type="float" office:value="0.072289156626506">
            <text:p>0.07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8"/>
          <table:table-cell table:style-name="ce11" office:value-type="string">
            <text:p>Compared to self – helps to determine if there is a drift towards first impression</text:p>
          </table:table-cell>
          <table:table-cell table:style-name="ce16" table:number-columns-repeated="5"/>
          <table:table-cell table:style-name="ce28"/>
        </table:table-row>
        <table:table-row table:style-name="ro1">
          <table:table-cell table:number-columns-repeated="9"/>
          <table:table-cell office:value-type="string">
            <text:p>Same speed</text:p>
          </table:table-cell>
          <table:table-cell office:value-type="string">
            <text:p>First faster</text:p>
          </table:table-cell>
          <table:table-cell office:value-type="string">
            <text:p>First slower</text:p>
          </table:table-cell>
          <table:table-cell/>
          <table:table-cell office:value-type="string">
            <text:p>broken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6">
            <text:p>0.6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style-name="ce33" table:formula="of:=[.N47]/SUM([.J47:.L47])" office:value-type="float" office:value="0.125">
            <text:p>0.13</text:p>
          </table:table-cell>
        </table:table-row>
        <table:table-row table:style-name="ro1">
          <table:table-cell table:number-columns-repeated="8"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formula="of:=[.N48]/SUM([.J48:.L48])" office:value-type="float" office:value="0.0714285714285714">
            <text:p>0.07</text:p>
          </table:table-cell>
        </table:table-row>
        <table:table-row table:style-name="ro1">
          <table:table-cell table:number-columns-repeated="8"/>
          <table:table-cell office:value-type="float" office:value="1.5">
            <text:p>1.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formula="of:=[.N49]/SUM([.J49:.L49])" office:value-type="float" office:value="0.0909090909090909">
            <text:p>0.09</text:p>
          </table:table-cell>
        </table:table-row>
        <table:table-row table:style-name="ro1">
          <table:table-cell table:number-columns-repeated="8"/>
          <table:table-cell table:style-name="ce13" table:formula="of:=SUM([.J50:.L50])" office:value-type="float" office:value="41">
            <text:p>41</text:p>
          </table:table-cell>
          <table:table-cell table:style-name="ce17" table:formula="of:=SUM([.J46:.J49])" office:value-type="float" office:value="21">
            <text:p>21</text:p>
          </table:table-cell>
          <table:table-cell table:style-name="ce17" table:formula="of:=SUM([.K46:.K49])" office:value-type="float" office:value="12">
            <text:p>12</text:p>
          </table:table-cell>
          <table:table-cell table:style-name="ce17" table:formula="of:=SUM([.L46:.L49])" office:value-type="float" office:value="8">
            <text:p>8</text:p>
          </table:table-cell>
          <table:table-cell table:style-name="ce20" table:formula="of:=([.K50]-[.L50])/[.I50]" office:value-type="float" office:value="0.0975609756097561">
            <text:p>0.1</text:p>
          </table:table-cell>
          <table:table-cell table:style-name="ce17" table:formula="of:=SUM([.N46:.N49])" office:value-type="float" office:value="4">
            <text:p>4</text:p>
          </table:table-cell>
          <table:table-cell table:style-name="ce36" table:formula="of:=[.N50]/SUM([.J50:.L50])" office:value-type="float" office:value="0.0975609756097561">
            <text:p>0.1</text:p>
          </table:table-cell>
        </table:table-row>
        <table:table-row table:style-name="ro1">
          <table:table-cell table:number-columns-repeated="8"/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table:number-columns-repeated="8"/>
          <table:table-cell table:style-name="ce10" office:value-type="float" office:value="0.6">
            <text:p>0.6</text:p>
          </table:table-cell>
          <table:table-cell table:style-name="ce15" table:number-columns-repeated="5"/>
          <table:table-cell table:style-name="ce27"/>
        </table:table-row>
        <table:table-row table:style-name="ro1">
          <table:table-cell table:number-columns-repeated="8"/>
          <table:table-cell table:style-name="ce11" office:value-type="string">
            <text:p>Compared to 0.0</text:p>
          </table:table-cell>
          <table:table-cell table:style-name="ce16" table:number-columns-repeated="5"/>
          <table:table-cell table:style-name="ce28"/>
        </table:table-row>
        <table:table-row table:style-name="ro1">
          <table:table-cell table:number-columns-repeated="9"/>
          <table:table-cell office:value-type="string">
            <text:p>Same speed</text:p>
          </table:table-cell>
          <table:table-cell office:value-type="string">
            <text:p>Faster</text:p>
          </table:table-cell>
          <table:table-cell office:value-type="string">
            <text:p>Slower</text:p>
          </table:table-cell>
          <table:table-cell/>
          <table:table-cell office:value-type="string">
            <text:p>broken</text:p>
          </table:table-cell>
          <table:table-cell/>
        </table:table-row>
        <table:table-row table:style-name="ro1">
          <table:table-cell table:number-columns-repeated="8"/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formula="of:=[.N55]/SUM([.J55:.L55])" office:value-type="float" office:value="0.0833333333333333">
            <text:p>0.08</text:p>
          </table:table-cell>
        </table:table-row>
        <table:table-row table:style-name="ro1">
          <table:table-cell table:number-columns-repeated="8"/>
          <table:table-cell office:value-type="float" office:value="1.5">
            <text:p>1.5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style-name="ce33" table:formula="of:=[.N56]/SUM([.J56:.L56])" office:value-type="float" office:value="0.0967741935483871">
            <text:p>0.1</text:p>
          </table:table-cell>
        </table:table-row>
        <table:table-row table:style-name="ro1">
          <table:table-cell table:number-columns-repeated="8"/>
          <table:table-cell table:style-name="ce14" table:formula="of:=SUM([.J57:.L57])" office:value-type="float" office:value="67">
            <text:p>67</text:p>
          </table:table-cell>
          <table:table-cell table:style-name="ce18" table:formula="of:=SUM([.J53:.J56])" office:value-type="float" office:value="15">
            <text:p>15</text:p>
          </table:table-cell>
          <table:table-cell table:style-name="ce18" table:formula="of:=SUM([.K53:.K56])" office:value-type="float" office:value="48">
            <text:p>48</text:p>
          </table:table-cell>
          <table:table-cell table:style-name="ce18" table:formula="of:=SUM([.L53:.L56])" office:value-type="float" office:value="4">
            <text:p>4</text:p>
          </table:table-cell>
          <table:table-cell table:style-name="ce21" table:formula="of:=([.K57]-[.L57])/[.I57]" office:value-type="float" office:value="0.656716417910448">
            <text:p>0.66</text:p>
          </table:table-cell>
          <table:table-cell table:style-name="ce19" table:formula="of:=SUM([.N53:.N56])" office:value-type="float" office:value="6">
            <text:p>6</text:p>
          </table:table-cell>
          <table:table-cell table:style-name="ce34" table:formula="of:=[.N57]/SUM([.J57:.L57])" office:value-type="float" office:value="0.0895522388059701">
            <text:p>0.09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8"/>
          <table:table-cell table:style-name="ce11" office:value-type="string">
            <text:p>Compared to 0.2</text:p>
          </table:table-cell>
          <table:table-cell table:style-name="ce16" table:number-columns-repeated="5"/>
          <table:table-cell table:style-name="ce28"/>
        </table:table-row>
        <table:table-row table:style-name="ro1">
          <table:table-cell table:number-columns-repeated="9"/>
          <table:table-cell office:value-type="string">
            <text:p>Same speed</text:p>
          </table:table-cell>
          <table:table-cell office:value-type="string">
            <text:p>Faster</text:p>
          </table:table-cell>
          <table:table-cell office:value-type="string">
            <text:p>Slower</text:p>
          </table:table-cell>
          <table:table-cell/>
          <table:table-cell office:value-type="string">
            <text:p>broken</text:p>
          </table:table-cell>
          <table:table-cell/>
        </table:table-row>
        <table:table-row table:style-name="ro1">
          <table:table-cell table:number-columns-repeated="8"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/>
          <table:table-cell office:value-type="float" office:value="6">
            <text:p>6</text:p>
          </table:table-cell>
          <table:table-cell table:style-name="ce33" table:formula="of:=[.N61]/SUM([.J61:.L61])" office:value-type="float" office:value="0.181818181818182">
            <text:p>0.18</text:p>
          </table:table-cell>
        </table:table-row>
        <table:table-row table:style-name="ro1">
          <table:table-cell table:number-columns-repeated="8"/>
          <table:table-cell office:value-type="float" office:value="1.5">
            <text:p>1.5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/>
          <table:table-cell/>
          <table:table-cell table:style-name="ce33" table:formula="of:=[.N62]/SUM([.J62:.L62])" office:value-type="float" office:value="0">
            <text:p>0</text:p>
          </table:table-cell>
        </table:table-row>
        <table:table-row table:style-name="ro1">
          <table:table-cell table:number-columns-repeated="8"/>
          <table:table-cell table:style-name="ce14" table:formula="of:=SUM([.J63:.L63])" office:value-type="float" office:value="57">
            <text:p>57</text:p>
          </table:table-cell>
          <table:table-cell table:style-name="ce18" table:formula="of:=SUM([.J59:.J62])" office:value-type="float" office:value="18">
            <text:p>18</text:p>
          </table:table-cell>
          <table:table-cell table:style-name="ce18" table:formula="of:=SUM([.K59:.K62])" office:value-type="float" office:value="28">
            <text:p>28</text:p>
          </table:table-cell>
          <table:table-cell table:style-name="ce18" table:formula="of:=SUM([.L59:.L62])" office:value-type="float" office:value="11">
            <text:p>11</text:p>
          </table:table-cell>
          <table:table-cell table:style-name="ce21" table:formula="of:=([.K63]-[.L63])/[.I63]" office:value-type="float" office:value="0.298245614035088">
            <text:p>0.3</text:p>
          </table:table-cell>
          <table:table-cell table:style-name="ce19" table:formula="of:=SUM([.N59:.N62])" office:value-type="float" office:value="6">
            <text:p>6</text:p>
          </table:table-cell>
          <table:table-cell table:style-name="ce34" table:formula="of:=[.N63]/SUM([.J63:.L63])" office:value-type="float" office:value="0.105263157894737">
            <text:p>0.11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8"/>
          <table:table-cell table:style-name="ce11" office:value-type="string">
            <text:p>Compared to 0.4</text:p>
          </table:table-cell>
          <table:table-cell table:style-name="ce16" table:number-columns-repeated="5"/>
          <table:table-cell table:style-name="ce28"/>
        </table:table-row>
        <table:table-row table:style-name="ro1">
          <table:table-cell table:number-columns-repeated="9"/>
          <table:table-cell office:value-type="string">
            <text:p>Same speed</text:p>
          </table:table-cell>
          <table:table-cell office:value-type="string">
            <text:p>Faster</text:p>
          </table:table-cell>
          <table:table-cell office:value-type="string">
            <text:p>Slower</text:p>
          </table:table-cell>
          <table:table-cell/>
          <table:table-cell office:value-type="string">
            <text:p>broken</text:p>
          </table:table-cell>
          <table:table-cell/>
        </table:table-row>
        <table:table-row table:style-name="ro1">
          <table:table-cell table:number-columns-repeated="8"/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2"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formula="of:=[.N68]/SUM([.J68:.L68])" office:value-type="float" office:value="0.0434782608695652">
            <text:p>0.04</text:p>
          </table:table-cell>
        </table:table-row>
        <table:table-row table:style-name="ro1">
          <table:table-cell table:number-columns-repeated="8"/>
          <table:table-cell office:value-type="float" office:value="1.5">
            <text:p>1.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formula="of:=[.N69]/SUM([.J69:.L69])" office:value-type="float" office:value="0.0384615384615385">
            <text:p>0.04</text:p>
          </table:table-cell>
        </table:table-row>
        <table:table-row table:style-name="ro1">
          <table:table-cell table:number-columns-repeated="8"/>
          <table:table-cell table:style-name="ce14" table:formula="of:=SUM([.J70:.L70])" office:value-type="float" office:value="49">
            <text:p>49</text:p>
          </table:table-cell>
          <table:table-cell table:style-name="ce18" table:formula="of:=SUM([.J66:.J69])" office:value-type="float" office:value="23">
            <text:p>23</text:p>
          </table:table-cell>
          <table:table-cell table:style-name="ce18" table:formula="of:=SUM([.K66:.K69])" office:value-type="float" office:value="14">
            <text:p>14</text:p>
          </table:table-cell>
          <table:table-cell table:style-name="ce18" table:formula="of:=SUM([.L66:.L69])" office:value-type="float" office:value="12">
            <text:p>12</text:p>
          </table:table-cell>
          <table:table-cell table:style-name="ce21" table:formula="of:=([.K70]-[.L70])/[.I70]" office:value-type="float" office:value="0.0408163265306122">
            <text:p>0.04</text:p>
          </table:table-cell>
          <table:table-cell table:style-name="ce19" table:formula="of:=SUM([.N66:.N69])" office:value-type="float" office:value="2">
            <text:p>2</text:p>
          </table:table-cell>
          <table:table-cell table:style-name="ce34" table:formula="of:=[.N70]/SUM([.J70:.L70])" office:value-type="float" office:value="0.0408163265306122">
            <text:p>0.04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8"/>
          <table:table-cell table:style-name="ce11" office:value-type="string">
            <text:p>Compared to self – helps to determine if there is a drift towards first impression</text:p>
          </table:table-cell>
          <table:table-cell table:style-name="ce16" table:number-columns-repeated="5"/>
          <table:table-cell table:style-name="ce28"/>
        </table:table-row>
        <table:table-row table:style-name="ro1">
          <table:table-cell table:number-columns-repeated="9"/>
          <table:table-cell office:value-type="string">
            <text:p>Same speed</text:p>
          </table:table-cell>
          <table:table-cell office:value-type="string">
            <text:p>First faster</text:p>
          </table:table-cell>
          <table:table-cell office:value-type="string">
            <text:p>First slower</text:p>
          </table:table-cell>
          <table:table-cell/>
          <table:table-cell office:value-type="string">
            <text:p>broken</text:p>
          </table:table-cell>
          <table:table-cell/>
        </table:table-row>
        <table:table-row table:style-name="ro1">
          <table:table-cell table:number-columns-repeated="8"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style-name="ce33" table:formula="of:=[.N74]/SUM([.J74:.L74])" office:value-type="float" office:value="0.173913043478261">
            <text:p>0.17</text:p>
          </table:table-cell>
        </table:table-row>
        <table:table-row table:style-name="ro1">
          <table:table-cell table:number-columns-repeated="8"/>
          <table:table-cell office:value-type="float" office:value="1.5">
            <text:p>1.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33" table:formula="of:=[.N75]/SUM([.J75:.L75])" office:value-type="float" office:value="0.1">
            <text:p>0.1</text:p>
          </table:table-cell>
        </table:table-row>
        <table:table-row table:style-name="ro1">
          <table:table-cell table:number-columns-repeated="8"/>
          <table:table-cell table:style-name="ce13" table:formula="of:=SUM([.J76:.L76])" office:value-type="float" office:value="43">
            <text:p>43</text:p>
          </table:table-cell>
          <table:table-cell table:style-name="ce17" table:formula="of:=SUM([.J72:.J75])" office:value-type="float" office:value="17">
            <text:p>17</text:p>
          </table:table-cell>
          <table:table-cell table:style-name="ce17" table:formula="of:=SUM([.K72:.K75])" office:value-type="float" office:value="17">
            <text:p>17</text:p>
          </table:table-cell>
          <table:table-cell table:style-name="ce17" table:formula="of:=SUM([.L72:.L75])" office:value-type="float" office:value="9">
            <text:p>9</text:p>
          </table:table-cell>
          <table:table-cell table:style-name="ce20" table:formula="of:=([.K76]-[.L76])/[.I76]" office:value-type="float" office:value="0.186046511627907">
            <text:p>0.19</text:p>
          </table:table-cell>
          <table:table-cell table:style-name="ce17" table:formula="of:=SUM([.N72:.N75])" office:value-type="float" office:value="6">
            <text:p>6</text:p>
          </table:table-cell>
          <table:table-cell table:style-name="ce36" table:formula="of:=[.N76]/SUM([.J76:.L76])" office:value-type="float" office:value="0.13953488372093">
            <text:p>0.14</text:p>
          </table:table-cell>
        </table:table-row>
        <table:table-row table:style-name="ro1">
          <table:table-cell table:number-columns-repeated="8"/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table:number-columns-repeated="8"/>
          <table:table-cell table:style-name="ce10" office:value-type="string">
            <text:p>no spinner</text:p>
          </table:table-cell>
          <table:table-cell table:style-name="ce15" table:number-columns-repeated="5"/>
          <table:table-cell table:style-name="ce27"/>
        </table:table-row>
        <table:table-row table:style-name="ro1">
          <table:table-cell table:number-columns-repeated="8"/>
          <table:table-cell table:style-name="ce11" office:value-type="string">
            <text:p>Compared to 0.0</text:p>
          </table:table-cell>
          <table:table-cell table:style-name="ce16" table:number-columns-repeated="5"/>
          <table:table-cell table:style-name="ce28"/>
        </table:table-row>
        <table:table-row table:style-name="ro1">
          <table:table-cell table:number-columns-repeated="9"/>
          <table:table-cell office:value-type="string">
            <text:p>Same speed</text:p>
          </table:table-cell>
          <table:table-cell office:value-type="string">
            <text:p>Faster</text:p>
          </table:table-cell>
          <table:table-cell office:value-type="string">
            <text:p>Slower</text:p>
          </table:table-cell>
          <table:table-cell/>
          <table:table-cell office:value-type="string">
            <text:p>broken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2">
            <text:p>0.2</text:p>
          </table:table-cell>
          <table:table-cell office:value-type="float" office:value="19">
            <text:p>19</text:p>
          </table:table-cell>
          <table:table-cell office:value-type="float" office:value="92">
            <text:p>92</text:p>
          </table:table-cell>
          <table:table-cell office:value-type="float" office:value="9">
            <text:p>9</text:p>
          </table:table-cell>
          <table:table-cell/>
          <table:table-cell office:value-type="float" office:value="3">
            <text:p>3</text:p>
          </table:table-cell>
          <table:table-cell table:style-name="ce30" table:formula="of:=[.N81]/SUM([.J81:.L81])" office:value-type="float" office:value="0.025">
            <text:p>0.03</text:p>
          </table:table-cell>
        </table:table-row>
        <table:table-row table:style-name="ro1">
          <table:table-cell table:number-columns-repeated="8"/>
          <table:table-cell office:value-type="float" office:value="0.4">
            <text:p>0.4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/>
          <table:table-cell office:value-type="float" office:value="3">
            <text:p>3</text:p>
          </table:table-cell>
          <table:table-cell table:style-name="ce30" table:formula="of:=[.N82]/SUM([.J82:.L82])" office:value-type="float" office:value="0.0612244897959184">
            <text:p>0.06</text:p>
          </table:table-cell>
        </table:table-row>
        <table:table-row table:style-name="ro1">
          <table:table-cell table:number-columns-repeated="8"/>
          <table:table-cell office:value-type="float" office:value="0.6">
            <text:p>0.6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table:style-name="ce30" table:formula="of:=[.N83]/SUM([.J83:.L83])" office:value-type="float" office:value="0.0344827586206897">
            <text:p>0.03</text:p>
          </table:table-cell>
        </table:table-row>
        <table:table-row table:style-name="ro1">
          <table:table-cell table:number-columns-repeated="8"/>
          <table:table-cell table:style-name="ce14" table:formula="of:=SUM([.J84:.L84])" office:value-type="float" office:value="198">
            <text:p>198</text:p>
          </table:table-cell>
          <table:table-cell table:style-name="ce18" table:formula="of:=SUM([.J80:.J83])" office:value-type="float" office:value="37">
            <text:p>37</text:p>
          </table:table-cell>
          <table:table-cell table:style-name="ce18" table:formula="of:=SUM([.K80:.K83])" office:value-type="float" office:value="137">
            <text:p>137</text:p>
          </table:table-cell>
          <table:table-cell table:style-name="ce18" table:formula="of:=SUM([.L80:.L83])" office:value-type="float" office:value="24">
            <text:p>24</text:p>
          </table:table-cell>
          <table:table-cell table:style-name="ce21" table:formula="of:=([.K84]-[.L84])/[.I84]" office:value-type="float" office:value="0.570707070707071">
            <text:p>0.57</text:p>
          </table:table-cell>
          <table:table-cell table:style-name="ce24" table:formula="of:=SUM([.N81:.N83])" office:value-type="float" office:value="7">
            <text:p>7</text:p>
          </table:table-cell>
          <table:table-cell table:style-name="ce32" table:formula="of:=[.N84]/SUM([.J84:.L84])" office:value-type="float" office:value="0.0353535353535353">
            <text:p>0.04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8"/>
          <table:table-cell table:style-name="ce11" office:value-type="string">
            <text:p>Compared to 0.2</text:p>
          </table:table-cell>
          <table:table-cell table:style-name="ce16" table:number-columns-repeated="5"/>
          <table:table-cell table:style-name="ce28"/>
        </table:table-row>
        <table:table-row table:style-name="ro1">
          <table:table-cell table:number-columns-repeated="9"/>
          <table:table-cell office:value-type="string">
            <text:p>Same speed</text:p>
          </table:table-cell>
          <table:table-cell office:value-type="string">
            <text:p>Faster</text:p>
          </table:table-cell>
          <table:table-cell office:value-type="string">
            <text:p>Slower</text:p>
          </table:table-cell>
          <table:table-cell/>
          <table:table-cell office:value-type="string">
            <text:p>broken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4">
            <text:p>0.4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table:formula="of:=[.N88]/SUM([.J88:.L88])" office:value-type="float" office:value="0.0434782608695652">
            <text:p>0.04</text:p>
          </table:table-cell>
        </table:table-row>
        <table:table-row table:style-name="ro1">
          <table:table-cell table:number-columns-repeated="8"/>
          <table:table-cell office:value-type="float" office:value="0.6">
            <text:p>0.6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style-name="ce33" table:formula="of:=[.N89]/SUM([.J89:.L89])" office:value-type="float" office:value="0.193548387096774">
            <text:p>0.19</text:p>
          </table:table-cell>
        </table:table-row>
        <table:table-row table:style-name="ro1">
          <table:table-cell table:number-columns-repeated="8"/>
          <table:table-cell table:style-name="ce14" table:formula="of:=SUM([.J90:.L90])" office:value-type="float" office:value="77">
            <text:p>77</text:p>
          </table:table-cell>
          <table:table-cell table:style-name="ce18" table:formula="of:=SUM([.J86:.J89])" office:value-type="float" office:value="13">
            <text:p>13</text:p>
          </table:table-cell>
          <table:table-cell table:style-name="ce18" table:formula="of:=SUM([.K86:.K89])" office:value-type="float" office:value="54">
            <text:p>54</text:p>
          </table:table-cell>
          <table:table-cell table:style-name="ce18" table:formula="of:=SUM([.L86:.L89])" office:value-type="float" office:value="10">
            <text:p>10</text:p>
          </table:table-cell>
          <table:table-cell table:style-name="ce21" table:formula="of:=([.K90]-[.L90])/[.I90]" office:value-type="float" office:value="0.571428571428571">
            <text:p>0.57</text:p>
          </table:table-cell>
          <table:table-cell table:style-name="ce24" table:formula="of:=SUM([.N88:.N89])" office:value-type="float" office:value="8">
            <text:p>8</text:p>
          </table:table-cell>
          <table:table-cell table:style-name="ce37" table:formula="of:=[.N90]/SUM([.J90:.L90])" office:value-type="float" office:value="0.103896103896104">
            <text:p>0.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8"/>
          <table:table-cell table:style-name="ce11" office:value-type="string">
            <text:p>Compared to 0.4</text:p>
          </table:table-cell>
          <table:table-cell table:style-name="ce16" table:number-columns-repeated="5"/>
          <table:table-cell table:style-name="ce28"/>
        </table:table-row>
        <table:table-row table:style-name="ro1">
          <table:table-cell table:number-columns-repeated="9"/>
          <table:table-cell office:value-type="string">
            <text:p>Same speed</text:p>
          </table:table-cell>
          <table:table-cell office:value-type="string">
            <text:p>Faster</text:p>
          </table:table-cell>
          <table:table-cell office:value-type="string">
            <text:p>Slower</text:p>
          </table:table-cell>
          <table:table-cell/>
          <table:table-cell office:value-type="string">
            <text:p>broken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6">
            <text:p>0.6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style-name="ce33" table:formula="of:=[.N94]/SUM([.J94:.L94])" office:value-type="float" office:value="0.230769230769231">
            <text:p>0.23</text:p>
          </table:table-cell>
        </table:table-row>
        <table:table-row table:style-name="ro1">
          <table:table-cell table:number-columns-repeated="8"/>
          <table:table-cell table:style-name="ce14" table:formula="of:=SUM([.J95:.L95])" office:value-type="float" office:value="26">
            <text:p>26</text:p>
          </table:table-cell>
          <table:table-cell table:style-name="ce19" table:formula="of:=SUM([.J94])" office:value-type="float" office:value="3">
            <text:p>3</text:p>
          </table:table-cell>
          <table:table-cell table:style-name="ce19" table:formula="of:=SUM([.K94])" office:value-type="float" office:value="19">
            <text:p>19</text:p>
          </table:table-cell>
          <table:table-cell table:style-name="ce19" table:formula="of:=SUM([.L91:.L94])" office:value-type="float" office:value="4">
            <text:p>4</text:p>
          </table:table-cell>
          <table:table-cell table:style-name="ce23" table:formula="of:=([.K95]-[.L95])/[.I95]" office:value-type="float" office:value="0.576923076923077">
            <text:p>0.58</text:p>
          </table:table-cell>
          <table:table-cell table:style-name="ce25" table:formula="of:=[.N94]" office:value-type="float" office:value="6">
            <text:p>6</text:p>
          </table:table-cell>
          <table:table-cell table:style-name="ce37" table:formula="of:=[.N95]/SUM([.J95:.L95])" office:value-type="float" office:value="0.230769230769231">
            <text:p>0.23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8"/>
          <table:table-cell table:style-name="ce11" office:value-type="string">
            <text:p>Compared to self – helps to determine if there is a drift towards first impression</text:p>
          </table:table-cell>
          <table:table-cell table:style-name="ce16" table:number-columns-repeated="5"/>
          <table:table-cell table:style-name="ce28"/>
        </table:table-row>
        <table:table-row table:style-name="ro1">
          <table:table-cell table:number-columns-repeated="9"/>
          <table:table-cell office:value-type="string">
            <text:p>Same speed</text:p>
          </table:table-cell>
          <table:table-cell office:value-type="string">
            <text:p>First faster</text:p>
          </table:table-cell>
          <table:table-cell office:value-type="string">
            <text:p>First slower</text:p>
          </table:table-cell>
          <table:table-cell/>
          <table:table-cell office:value-type="string">
            <text:p>broken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2">
            <text:p>0.2</text:p>
          </table:table-cell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/>
          <table:table-cell/>
          <table:table-cell table:style-name="ce30" table:formula="of:=[.N99]/SUM([.J99:.L99])" office:value-type="float" office:value="0">
            <text:p>0</text:p>
          </table:table-cell>
        </table:table-row>
        <table:table-row table:style-name="ro1">
          <table:table-cell table:number-columns-repeated="8"/>
          <table:table-cell office:value-type="float" office:value="0.4">
            <text:p>0.4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/>
          <table:table-cell table:style-name="ce30" table:formula="of:=[.N100]/SUM([.J100:.L100])" office:value-type="float" office:value="0">
            <text:p>0</text:p>
          </table:table-cell>
        </table:table-row>
        <table:table-row table:style-name="ro1">
          <table:table-cell table:number-columns-repeated="8"/>
          <table:table-cell office:value-type="float" office:value="0.6">
            <text:p>0.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/>
          <table:table-cell/>
          <table:table-cell table:style-name="ce30" table:formula="of:=[.N101]/SUM([.J101:.L101])" office:value-type="float" office:value="0">
            <text:p>0</text:p>
          </table:table-cell>
        </table:table-row>
        <table:table-row table:style-name="ro1">
          <table:table-cell table:number-columns-repeated="8"/>
          <table:table-cell table:style-name="ce13" table:formula="of:=SUM([.J102:.L102])" office:value-type="float" office:value="85">
            <text:p>85</text:p>
          </table:table-cell>
          <table:table-cell table:style-name="ce17" table:formula="of:=SUM([.J98:.J101])" office:value-type="float" office:value="65">
            <text:p>65</text:p>
          </table:table-cell>
          <table:table-cell table:style-name="ce17" table:formula="of:=SUM([.K98:.K101])" office:value-type="float" office:value="14">
            <text:p>14</text:p>
          </table:table-cell>
          <table:table-cell table:style-name="ce17" table:formula="of:=SUM([.L98:.L101])" office:value-type="float" office:value="6">
            <text:p>6</text:p>
          </table:table-cell>
          <table:table-cell table:style-name="ce20" table:formula="of:=([.K102]-[.L102])/[.I102]" office:value-type="float" office:value="0.0941176470588235">
            <text:p>0.09</text:p>
          </table:table-cell>
          <table:table-cell table:style-name="ce26" table:formula="of:=SUM([.N99:.N101])" office:value-type="float" office:value="0">
            <text:p>0</text:p>
          </table:table-cell>
          <table:table-cell table:style-name="ce31" table:formula="of:=[.N102]/SUM([.J102:.L102])" office:value-type="float" office:value="0">
            <text:p>0</text:p>
          </table:table-cell>
        </table:table-row>
      </table:table>
      <table:table table:name="delay 0.4" table:style-name="ta1" table:print="false">
        <table:table-column table:style-name="co6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ompared to 0.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Same speed</text:p>
          </table:table-cell>
          <table:table-cell office:value-type="string">
            <text:p>Faster</text:p>
          </table:table-cell>
          <table:table-cell office:value-type="string">
            <text:p>Slower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6">
            <text:p>0.6</text:p>
          </table:table-cell>
          <table:table-cell office:value-type="float" office:value="9">
            <text:p>9</text:p>
          </table:table-cell>
          <table:table-cell table:number-columns-repeated="2"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5">
            <text:p>1.5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table:style-name="ce38" table:formula="of:=SUM([.C7:.E7])" office:value-type="float" office:value="96">
            <text:p>96</text:p>
          </table:table-cell>
          <table:table-cell table:style-name="ce38" table:formula="of:=SUM([.C3:.C6])" office:value-type="float" office:value="24">
            <text:p>24</text:p>
          </table:table-cell>
          <table:table-cell table:style-name="ce38" table:formula="of:=SUM([.D3:.D6])" office:value-type="float" office:value="53">
            <text:p>53</text:p>
          </table:table-cell>
          <table:table-cell table:style-name="ce38" table:formula="of:=SUM([.E3:.E6])" office:value-type="float" office:value="19">
            <text:p>19</text:p>
          </table:table-cell>
          <table:table-cell/>
          <table:table-cell table:formula="of:=([.D7]-[.E7])/[.B7]" office:value-type="float" office:value="0.354166666666667">
            <text:p>0.3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ompared to 0.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Same speed</text:p>
          </table:table-cell>
          <table:table-cell office:value-type="string">
            <text:p>Faster</text:p>
          </table:table-cell>
          <table:table-cell office:value-type="string">
            <text:p>Slower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6">
            <text:p>0.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5">
            <text:p>1.5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table:style-name="ce38" table:formula="of:=SUM([.C14:.E14])" office:value-type="float" office:value="83">
            <text:p>83</text:p>
          </table:table-cell>
          <table:table-cell table:style-name="ce38" table:formula="of:=SUM([.C10:.C13])" office:value-type="float" office:value="33">
            <text:p>33</text:p>
          </table:table-cell>
          <table:table-cell table:style-name="ce38" table:formula="of:=SUM([.D10:.D13])" office:value-type="float" office:value="33">
            <text:p>33</text:p>
          </table:table-cell>
          <table:table-cell table:style-name="ce38" table:formula="of:=SUM([.E10:.E13])" office:value-type="float" office:value="17">
            <text:p>17</text:p>
          </table:table-cell>
          <table:table-cell/>
          <table:table-cell table:formula="of:=([.D14]-[.E14])/[.B14]" office:value-type="float" office:value="0.192771084337349">
            <text:p>0.1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ompared to self – helps to determine if there is a drift towards first impressio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Same speed</text:p>
          </table:table-cell>
          <table:table-cell office:value-type="string">
            <text:p>First faster</text:p>
          </table:table-cell>
          <table:table-cell office:value-type="string">
            <text:p>First slower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6">
            <text:p>0.6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5">
            <text:p>1.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38" table:formula="of:=SUM([.C21:.E21])" office:value-type="float" office:value="41">
            <text:p>41</text:p>
          </table:table-cell>
          <table:table-cell table:style-name="ce38" table:formula="of:=SUM([.C17:.C20])" office:value-type="float" office:value="21">
            <text:p>21</text:p>
          </table:table-cell>
          <table:table-cell table:style-name="ce38" table:formula="of:=SUM([.D17:.D20])" office:value-type="float" office:value="12">
            <text:p>12</text:p>
          </table:table-cell>
          <table:table-cell table:style-name="ce38" table:formula="of:=SUM([.E17:.E20])" office:value-type="float" office:value="8">
            <text:p>8</text:p>
          </table:table-cell>
          <table:table-cell/>
          <table:table-cell table:formula="of:=([.D21]-[.E21])/[.B21]" office:value-type="float" office:value="0.0975609756097561">
            <text:p>0.1</text:p>
          </table:table-cell>
        </table:table-row>
      </table:table>
      <table:table table:name="delay 0.6" table:style-name="ta1" table:print="false">
        <table:table-column table:style-name="co6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ompared to 0.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Same speed</text:p>
          </table:table-cell>
          <table:table-cell office:value-type="string">
            <text:p>Faster</text:p>
          </table:table-cell>
          <table:table-cell office:value-type="string">
            <text:p>Slower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5">
            <text:p>1.5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38" table:formula="of:=SUM([.C6:.E6])" office:value-type="float" office:value="67">
            <text:p>67</text:p>
          </table:table-cell>
          <table:table-cell table:style-name="ce38" table:formula="of:=SUM([.C2:.C5])" office:value-type="float" office:value="15">
            <text:p>15</text:p>
          </table:table-cell>
          <table:table-cell table:style-name="ce38" table:formula="of:=SUM([.D2:.D5])" office:value-type="float" office:value="48">
            <text:p>48</text:p>
          </table:table-cell>
          <table:table-cell table:style-name="ce38" table:formula="of:=SUM([.E2:.E5])" office:value-type="float" office:value="4">
            <text:p>4</text:p>
          </table:table-cell>
          <table:table-cell/>
          <table:table-cell table:formula="of:=([.D6]-[.E6])/[.B6]" office:value-type="float" office:value="0.656716417910448">
            <text:p>0.6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ompared to 0.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Same speed</text:p>
          </table:table-cell>
          <table:table-cell office:value-type="string">
            <text:p>Faster</text:p>
          </table:table-cell>
          <table:table-cell office:value-type="string">
            <text:p>Slower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5">
            <text:p>1.5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table:style-name="ce38" table:formula="of:=SUM([.C12:.E12])" office:value-type="float" office:value="57">
            <text:p>57</text:p>
          </table:table-cell>
          <table:table-cell table:style-name="ce38" table:formula="of:=SUM([.C8:.C11])" office:value-type="float" office:value="18">
            <text:p>18</text:p>
          </table:table-cell>
          <table:table-cell table:style-name="ce38" table:formula="of:=SUM([.D8:.D11])" office:value-type="float" office:value="28">
            <text:p>28</text:p>
          </table:table-cell>
          <table:table-cell table:style-name="ce38" table:formula="of:=SUM([.E8:.E11])" office:value-type="float" office:value="11">
            <text:p>11</text:p>
          </table:table-cell>
          <table:table-cell/>
          <table:table-cell table:formula="of:=([.D12]-[.E12])/[.B12]" office:value-type="float" office:value="0.298245614035088">
            <text:p>0.3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>
            <text:p>Compared to 0.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Same speed</text:p>
          </table:table-cell>
          <table:table-cell office:value-type="string">
            <text:p>Faster</text:p>
          </table:table-cell>
          <table:table-cell office:value-type="string">
            <text:p>Slower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2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5">
            <text:p>1.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ce38" table:formula="of:=SUM([.C19:.E19])" office:value-type="float" office:value="49">
            <text:p>49</text:p>
          </table:table-cell>
          <table:table-cell table:style-name="ce38" table:formula="of:=SUM([.C15:.C18])" office:value-type="float" office:value="23">
            <text:p>23</text:p>
          </table:table-cell>
          <table:table-cell table:style-name="ce38" table:formula="of:=SUM([.D15:.D18])" office:value-type="float" office:value="14">
            <text:p>14</text:p>
          </table:table-cell>
          <table:table-cell table:style-name="ce38" table:formula="of:=SUM([.E15:.E18])" office:value-type="float" office:value="12">
            <text:p>12</text:p>
          </table:table-cell>
          <table:table-cell/>
          <table:table-cell table:formula="of:=([.D19]-[.E19])/[.B19]" office:value-type="float" office:value="0.0408163265306122">
            <text:p>0.0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ompared to self – helps to determine if there is a drift towards first impressio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Same speed</text:p>
          </table:table-cell>
          <table:table-cell office:value-type="string">
            <text:p>First faster</text:p>
          </table:table-cell>
          <table:table-cell office:value-type="string">
            <text:p>First slower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5">
            <text:p>1.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table:style-name="ce38" table:formula="of:=SUM([.C25:.E25])" office:value-type="float" office:value="43">
            <text:p>43</text:p>
          </table:table-cell>
          <table:table-cell table:style-name="ce38" table:formula="of:=SUM([.C21:.C24])" office:value-type="float" office:value="17">
            <text:p>17</text:p>
          </table:table-cell>
          <table:table-cell table:style-name="ce38" table:formula="of:=SUM([.D21:.D24])" office:value-type="float" office:value="17">
            <text:p>17</text:p>
          </table:table-cell>
          <table:table-cell table:style-name="ce38" table:formula="of:=SUM([.E21:.E24])" office:value-type="float" office:value="9">
            <text:p>9</text:p>
          </table:table-cell>
          <table:table-cell/>
          <table:table-cell table:formula="of:=([.D25]-[.E25])/[.B25]" office:value-type="float" office:value="0.186046511627907">
            <text:p>0.19</text:p>
          </table:table-cell>
        </table:table-row>
      </table:table>
      <table:table table:name="no spinner" table:style-name="ta1" table:print="false">
        <table:table-column table:style-name="co6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ompared to 0.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Same speed</text:p>
          </table:table-cell>
          <table:table-cell office:value-type="string">
            <text:p>Faster</text:p>
          </table:table-cell>
          <table:table-cell office:value-type="string">
            <text:p>Slower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2">
            <text:p>0.2</text:p>
          </table:table-cell>
          <table:table-cell office:value-type="float" office:value="19">
            <text:p>19</text:p>
          </table:table-cell>
          <table:table-cell office:value-type="float" office:value="92">
            <text:p>9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4">
            <text:p>0.4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6">
            <text:p>0.6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table:style-name="ce38" table:formula="of:=SUM([.C7:.E7])" office:value-type="float" office:value="198">
            <text:p>198</text:p>
          </table:table-cell>
          <table:table-cell table:style-name="ce38" table:formula="of:=SUM([.C3:.C6])" office:value-type="float" office:value="37">
            <text:p>37</text:p>
          </table:table-cell>
          <table:table-cell table:style-name="ce38" table:formula="of:=SUM([.D3:.D6])" office:value-type="float" office:value="137">
            <text:p>137</text:p>
          </table:table-cell>
          <table:table-cell table:style-name="ce38" table:formula="of:=SUM([.E3:.E6])" office:value-type="float" office:value="24">
            <text:p>24</text:p>
          </table:table-cell>
          <table:table-cell/>
          <table:table-cell table:formula="of:=([.D7]-[.E7])/[.B7]" office:value-type="float" office:value="0.570707070707071">
            <text:p>0.5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ompared to 0.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">
            <text:p>0.4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6">
            <text:p>0.6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ce38" table:formula="of:=SUM([.C12:.E12])" office:value-type="float" office:value="77">
            <text:p>77</text:p>
          </table:table-cell>
          <table:table-cell table:style-name="ce38" table:formula="of:=SUM([.C8:.C11])" office:value-type="float" office:value="13">
            <text:p>13</text:p>
          </table:table-cell>
          <table:table-cell table:style-name="ce38" table:formula="of:=SUM([.D8:.D11])" office:value-type="float" office:value="54">
            <text:p>54</text:p>
          </table:table-cell>
          <table:table-cell table:style-name="ce38" table:formula="of:=SUM([.E8:.E11])" office:value-type="float" office:value="10">
            <text:p>10</text:p>
          </table:table-cell>
          <table:table-cell/>
          <table:table-cell table:formula="of:=([.D12]-[.E12])/[.B12]" office:value-type="float" office:value="0.571428571428571">
            <text:p>0.57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>
            <text:p>Compared to 0.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">
            <text:p>0.6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table:style-name="ce38" table:formula="of:=SUM([.C17:.E17])" office:value-type="float" office:value="26">
            <text:p>26</text:p>
          </table:table-cell>
          <table:table-cell table:style-name="ce38" table:formula="of:=SUM([.C13:.C16])" office:value-type="float" office:value="3">
            <text:p>3</text:p>
          </table:table-cell>
          <table:table-cell table:style-name="ce38" table:formula="of:=SUM([.D13:.D16])" office:value-type="float" office:value="19">
            <text:p>19</text:p>
          </table:table-cell>
          <table:table-cell table:style-name="ce38" table:formula="of:=SUM([.E13:.E16])" office:value-type="float" office:value="4">
            <text:p>4</text:p>
          </table:table-cell>
          <table:table-cell/>
          <table:table-cell table:formula="of:=([.D17]-[.E17])/[.B17]" office:value-type="float" office:value="0.576923076923077">
            <text:p>0.5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6">11/06/2010</text:date>, <text:time>09:14:48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date>2010-11-06T09:14:35</dc:date>
    <dc:creator>Piotr Zalewa</dc:creator>
    <meta:editing-duration>PT08H52M40S</meta:editing-duration>
    <meta:editing-cycles>2</meta:editing-cycles>
    <meta:document-statistic meta:table-count="5" meta:cell-count="7851" meta:object-count="0"/>
  </office:meta>
</office:document-meta>
</file>